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" svg:font-family="Arial"/>
    <style:font-face style:name="Arial Black" svg:font-family="'Arial Black'"/>
    <style:font-face style:name="Calibri" svg:font-family="Calibri"/>
    <style:font-face style:name="Lato" svg:font-family="Lato, sans-serif"/>
    <style:font-face style:name="SFMono-Regular" svg:font-family="SFMono-Regular, Menlo, Monaco, Consolas, 'Liberation Mono', 'Courier New', monospace"/>
    <style:font-face style:name="Symbol" svg:font-family="Symbol"/>
    <style:font-face style:name="Times" svg:font-family="Times"/>
    <style:font-face style:name="monospace" svg:font-family="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247cm" loext:contextual-spacing="false" fo:text-align="start" style:justify-single-word="false" fo:orphans="2" fo:widows="2"/>
      <style:text-properties fo:font-variant="normal" fo:text-transform="none" fo:color="#2a6099" style:font-name="Liberation Mono" fo:font-size="10pt" fo:letter-spacing="normal" fo:font-style="normal" fo:font-weight="normal" style:font-name-asian="Liberation Mono" style:font-size-asian="10pt" style:font-name-complex="Liberation Mono" style:font-size-complex="10pt"/>
    </style:style>
    <style:style style:name="P2" style:family="paragraph" style:parent-style-name="Preformatted_20_Text">
      <style:paragraph-properties fo:margin-top="0cm" fo:margin-bottom="0.247cm" loext:contextual-spacing="false"/>
      <style:text-properties fo:font-variant="normal" fo:text-transform="none" fo:color="#2a6099" style:font-name="Liberation Mono" fo:font-size="10pt" fo:letter-spacing="normal" fo:font-style="normal" fo:font-weight="normal" style:font-name-asian="Liberation Mono" style:font-size-asian="10pt" style:font-name-complex="Liberation Mono" style:font-size-complex="10pt" loext:padding="0cm" loext:border="none"/>
    </style:style>
    <style:style style:name="P3" style:family="paragraph" style:parent-style-name="Preformatted_20_Text">
      <style:paragraph-properties fo:margin-top="0cm" fo:margin-bottom="0.247cm" loext:contextual-spacing="false"/>
      <style:text-properties fo:font-variant="normal" fo:text-transform="none" fo:color="#2a6099" style:font-name="Liberation Mono" fo:font-size="10pt" fo:letter-spacing="normal" fo:font-style="normal" fo:font-weight="normal" officeooo:paragraph-rsid="001a36f0" style:font-name-asian="Liberation Mono" style:font-size-asian="10pt" style:font-name-complex="Liberation Mono" style:font-size-complex="10pt" loext:padding="0cm" loext:border="none"/>
    </style:style>
    <style:style style:name="P4" style:family="paragraph" style:parent-style-name="Preformatted_20_Text">
      <style:paragraph-properties fo:margin-top="0cm" fo:margin-bottom="0.247cm" loext:contextual-spacing="false"/>
      <style:text-properties fo:font-variant="normal" fo:text-transform="none" fo:color="#2a6099" style:font-name="Liberation Mono" fo:font-size="10pt" fo:letter-spacing="normal" fo:font-style="normal" fo:font-weight="bold" style:font-name-asian="Liberation Mono" style:font-size-asian="10pt" style:font-weight-asian="bold" style:font-name-complex="Liberation Mono" style:font-size-complex="10pt" style:font-weight-complex="bold" loext:padding="0cm" loext:border="none"/>
    </style:style>
    <style:style style:name="P5" style:family="paragraph" style:parent-style-name="Preformatted_20_Text">
      <style:paragraph-properties fo:margin-top="0cm" fo:margin-bottom="0.247cm" loext:contextual-spacing="false" fo:text-align="start" style:justify-single-word="false" fo:orphans="2" fo:widows="2"/>
      <style:text-properties fo:font-variant="normal" fo:text-transform="none" fo:color="#2a6099" style:font-name="Liberation Mono" fo:font-size="10pt" fo:letter-spacing="normal" style:font-name-asian="Liberation Mono" style:font-size-asian="10pt" style:font-name-complex="Liberation Mono" style:font-size-complex="10pt"/>
    </style:style>
    <style:style style:name="P6" style:family="paragraph" style:parent-style-name="Preformatted_20_Text">
      <style:paragraph-properties fo:margin-top="0cm" fo:margin-bottom="0.247cm" loext:contextual-spacing="false" fo:text-align="start" style:justify-single-word="false" fo:orphans="2" fo:widows="2"/>
      <style:text-properties fo:color="#3465a4" officeooo:paragraph-rsid="00141574"/>
    </style:style>
    <style:style style:name="P7" style:family="paragraph" style:parent-style-name="Preformatted_20_Text">
      <style:paragraph-properties fo:margin-top="0cm" fo:margin-bottom="0.247cm" loext:contextual-spacing="false"/>
      <style:text-properties fo:color="#2a6099" style:font-name="Liberation Mono" fo:font-size="10pt" fo:font-weight="bold" style:font-name-asian="Liberation Mono" style:font-size-asian="10pt" style:font-name-complex="Liberation Mono" style:font-size-complex="10pt"/>
    </style:style>
    <style:style style:name="P8" style:family="paragraph" style:parent-style-name="Preformatted_20_Text">
      <style:paragraph-properties fo:margin-top="0cm" fo:margin-bottom="0.247cm" loext:contextual-spacing="false"/>
      <style:text-properties fo:color="#2a6099" style:font-name="Liberation Mono" fo:font-size="10pt" fo:font-weight="bold" style:font-name-asian="Liberation Mono" style:font-size-asian="10pt" style:font-weight-asian="bold" style:font-name-complex="Liberation Mono" style:font-size-complex="10pt" style:font-weight-complex="bold"/>
    </style:style>
    <style:style style:name="P9" style:family="paragraph" style:parent-style-name="Preformatted_20_Text">
      <style:paragraph-properties fo:margin-top="0cm" fo:margin-bottom="0.247cm" loext:contextual-spacing="false"/>
      <style:text-properties fo:color="#2a6099" style:font-name="Liberation Mono" fo:font-size="10pt" style:font-name-asian="Liberation Mono" style:font-size-asian="10pt" style:font-name-complex="Liberation Mono" style:font-size-complex="10pt"/>
    </style:style>
    <style:style style:name="P10" style:family="paragraph" style:parent-style-name="Preformatted_20_Text">
      <style:text-properties fo:color="#2a6099"/>
    </style:style>
    <style:style style:name="P11" style:family="paragraph" style:parent-style-name="Preformatted_20_Text">
      <style:paragraph-properties fo:margin-top="0cm" fo:margin-bottom="0cm" loext:contextual-spacing="false"/>
      <style:text-properties fo:color="#2a6099" style:font-name="Liberation Mono" fo:font-size="10pt" style:font-name-asian="Liberation Mono" style:font-size-asian="10pt" style:font-name-complex="Liberation Mono" style:font-size-complex="10pt"/>
    </style:style>
    <style:style style:name="P12" style:family="paragraph" style:parent-style-name="Preformatted_20_Text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2a6099" style:font-name="Liberation Mono" fo:font-size="10pt" fo:letter-spacing="normal" fo:font-style="normal" fo:font-weight="normal" style:font-name-asian="Liberation Mono" style:font-size-asian="10pt" style:font-name-complex="Liberation Mono" style:font-size-complex="10pt"/>
    </style:style>
    <style:style style:name="P13" style:family="paragraph" style:parent-style-name="Preformatted_20_Text">
      <style:paragraph-properties fo:margin-top="0cm" fo:margin-bottom="0cm" loext:contextual-spacing="false"/>
      <style:text-properties fo:font-variant="normal" fo:text-transform="none" fo:color="#2a6099" style:font-name="Liberation Mono" fo:font-size="10pt" fo:letter-spacing="normal" fo:font-style="normal" fo:font-weight="normal" style:font-name-asian="Liberation Mono" style:font-size-asian="10pt" style:font-name-complex="Liberation Mono" style:font-size-complex="10pt" loext:padding="0cm" loext:border="none"/>
    </style:style>
    <style:style style:name="P14" style:family="paragraph" style:parent-style-name="Preformatted_20_Text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2a6099" style:font-name="Liberation Mono" fo:font-size="10pt" fo:letter-spacing="normal" fo:font-style="normal" fo:font-weight="normal" style:font-name-asian="Liberation Mono" style:font-size-asian="10pt" style:font-name-complex="Liberation Mono" style:font-size-complex="10pt" loext:padding="0cm" loext:border="none"/>
    </style:style>
    <style:style style:name="P15" style:family="paragraph" style:parent-style-name="Preformatted_20_Text">
      <style:paragraph-properties fo:margin-top="0cm" fo:margin-bottom="0cm" loext:contextual-spacing="false"/>
      <style:text-properties fo:font-variant="normal" fo:text-transform="none" fo:color="#2a6099" style:font-name="Liberation Mono" fo:font-size="10pt" fo:letter-spacing="normal" fo:font-style="normal" fo:font-weight="bold" style:font-name-asian="Liberation Mono" style:font-size-asian="10pt" style:font-weight-asian="bold" style:font-name-complex="Liberation Mono" style:font-size-complex="10pt" style:font-weight-complex="bold" loext:padding="0cm" loext:border="none"/>
    </style:style>
    <style:style style:name="P16" style:family="paragraph" style:parent-style-name="Preformatted_20_Text">
      <style:paragraph-properties fo:margin-top="0cm" fo:margin-bottom="0.446cm" loext:contextual-spacing="false" fo:text-align="start" style:justify-single-word="false" fo:orphans="2" fo:widows="2"/>
      <style:text-properties fo:color="#2a6099" style:font-name="Liberation Mono" fo:font-size="10pt" style:font-name-asian="Liberation Mono" style:font-size-asian="10pt" style:font-name-complex="Liberation Mono" style:font-size-complex="10pt"/>
    </style:style>
    <style:style style:name="P17" style:family="paragraph" style:parent-style-name="Preformatted_20_Text">
      <style:paragraph-properties fo:margin-top="0cm" fo:margin-bottom="0.446cm" loext:contextual-spacing="false" fo:text-align="start" style:justify-single-word="false" fo:orphans="2" fo:widows="2"/>
      <style:text-properties fo:font-variant="normal" fo:text-transform="none" fo:color="#2a6099" style:font-name="Liberation Mono" fo:font-size="10pt" fo:letter-spacing="normal" fo:font-style="normal" fo:font-weight="bold" style:font-name-asian="Liberation Mono" style:font-size-asian="10pt" style:font-name-complex="Liberation Mono" style:font-size-complex="10pt"/>
    </style:style>
    <style:style style:name="P18" style:family="paragraph" style:parent-style-name="Standard">
      <style:paragraph-properties fo:margin-top="0cm" fo:margin-bottom="0.446cm" loext:contextual-spacing="false" fo:text-align="start" style:justify-single-word="false" fo:orphans="2" fo:widows="2"/>
    </style:style>
    <style:style style:name="P19" style:family="paragraph" style:parent-style-name="Standard">
      <style:paragraph-properties fo:margin-top="0cm" fo:margin-bottom="0.446cm" loext:contextual-spacing="false" fo:text-align="start" style:justify-single-word="false" fo:orphans="2" fo:widows="2"/>
      <style:text-properties fo:color="#2a6099" style:font-name="Liberation Mono" fo:font-size="10pt" style:font-name-asian="Liberation Mono" style:font-size-asian="10pt" style:font-name-complex="Liberation Mono" style:font-size-complex="10pt"/>
    </style:style>
    <style:style style:name="P20" style:family="paragraph" style:parent-style-name="Text_20_body">
      <style:paragraph-properties fo:margin-top="0cm" fo:margin-bottom="0.446cm" loext:contextual-spacing="false" fo:text-align="start" style:justify-single-word="false" fo:orphans="2" fo:widows="2" fo:break-before="page"/>
      <style:text-properties fo:font-variant="normal" fo:text-transform="none" fo:color="#202735" style:font-name="Lato" fo:font-size="9.44999980926514pt" fo:letter-spacing="normal" fo:font-style="normal" fo:font-weight="bold"/>
    </style:style>
    <style:style style:name="P21" style:family="paragraph" style:parent-style-name="Preformatted_20_Text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  <style:text-properties fo:font-variant="normal" fo:text-transform="none" fo:color="#2a6099" style:font-name="Liberation Mono" fo:font-size="10pt" fo:letter-spacing="normal" fo:font-style="normal" fo:font-weight="bold" style:font-name-asian="Liberation Mono" style:font-size-asian="10pt" style:font-name-complex="Liberation Mono" style:font-size-complex="10pt"/>
    </style:style>
    <style:style style:name="P22" style:family="paragraph" style:parent-style-name="Preformatted_20_Text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  <style:text-properties fo:font-variant="normal" fo:text-transform="none" fo:color="#2a6099" style:font-name="Liberation Mono" fo:font-size="10pt" fo:letter-spacing="normal" fo:font-style="normal" fo:font-weight="normal" style:font-name-asian="Liberation Mono" style:font-size-asian="10pt" style:font-name-complex="Liberation Mono" style:font-size-complex="10pt"/>
    </style:style>
    <style:style style:name="P23" style:family="paragraph" style:parent-style-name="Preformatted_20_Text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  <style:text-properties fo:font-variant="normal" fo:text-transform="none" fo:color="#2a6099" style:font-name="Liberation Mono" fo:font-size="10pt" fo:letter-spacing="normal" fo:font-style="normal" fo:font-weight="normal" style:font-name-asian="Liberation Mono" style:font-size-asian="10pt" style:font-name-complex="Liberation Mono" style:font-size-complex="10pt" loext:padding="0cm" loext:border="none"/>
    </style:style>
    <style:style style:name="P24" style:family="paragraph" style:parent-style-name="Preformatted_20_Text">
      <style:paragraph-properties fo:margin-left="0cm" fo:margin-right="0cm" fo:margin-top="0cm" fo:margin-bottom="0.247cm" loext:contextual-spacing="false" fo:text-indent="0cm" style:auto-text-indent="false"/>
      <style:text-properties fo:color="#2a6099" style:font-name="Liberation Mono" fo:font-size="10pt" fo:font-weight="bold" style:font-name-asian="Liberation Mono" style:font-size-asian="10pt" style:font-name-complex="Liberation Mono" style:font-size-complex="10pt"/>
    </style:style>
    <style:style style:name="P25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2a6099" style:font-name="Liberation Mono" fo:font-size="10pt" fo:letter-spacing="normal" fo:font-style="normal" fo:font-weight="normal" style:font-name-asian="Liberation Mono" style:font-size-asian="10pt" style:font-name-complex="Liberation Mono" style:font-size-complex="10pt"/>
    </style:style>
    <style:style style:name="P26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2a6099" style:font-name="Liberation Mono" fo:font-size="10pt" fo:letter-spacing="normal" fo:font-style="normal" fo:font-weight="normal" style:font-name-asian="Liberation Mono" style:font-size-asian="10pt" style:font-name-complex="Liberation Mono" style:font-size-complex="10pt" loext:padding="0cm" loext:border="none"/>
    </style:style>
    <style:style style:name="P27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font-variant="normal" fo:text-transform="none" fo:color="#2a6099" style:font-name="Liberation Mono" fo:font-size="10pt" fo:letter-spacing="normal" fo:font-style="normal" fo:font-weight="bold" style:font-name-asian="Liberation Mono" style:font-size-asian="10pt" style:font-weight-asian="bold" style:font-name-complex="Liberation Mono" style:font-size-complex="10pt" style:font-weight-complex="bold" loext:padding="0cm" loext:border="none"/>
    </style:style>
    <style:style style:name="P28" style:family="paragraph" style:parent-style-name="Text_20_body">
      <style:paragraph-properties fo:margin-left="0cm" fo:margin-right="0cm" fo:margin-top="0cm" fo:margin-bottom="0cm" loext:contextual-spacing="false" fo:text-indent="0cm" style:auto-text-indent="false"/>
    </style:style>
    <style:style style:name="P29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202735" style:font-name="Lato" fo:font-size="9.44999980926514pt" fo:letter-spacing="normal" fo:font-style="normal" fo:font-weight="normal"/>
    </style:style>
    <style:style style:name="P30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202735" style:font-name="Lato" fo:font-size="13pt" fo:letter-spacing="normal" fo:font-style="normal" fo:font-weight="normal" style:font-size-asian="13pt" style:font-size-complex="13pt"/>
    </style:style>
    <style:style style:name="P31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2a6099" style:font-name="Liberation Mono" fo:font-size="10pt" fo:letter-spacing="normal" fo:font-style="normal" fo:font-weight="bold" style:font-name-asian="Liberation Mono" style:font-size-asian="10pt" style:font-name-complex="Liberation Mono" style:font-size-complex="10pt"/>
    </style:style>
    <style:style style:name="P32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variant="normal" fo:text-transform="none" fo:color="#2a6099" style:font-name="Liberation Mono" fo:font-size="10pt" fo:letter-spacing="normal" fo:font-style="normal" fo:font-weight="bold" style:font-name-asian="Liberation Mono" style:font-size-asian="10pt" style:font-weight-asian="bold" style:font-name-complex="Liberation Mono" style:font-size-complex="10pt" style:font-weight-complex="bold" loext:padding="0cm" loext:border="none"/>
    </style:style>
    <style:style style:name="P33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variant="normal" fo:text-transform="none" fo:color="#2a6099" style:font-name="Liberation Mono" fo:font-size="10pt" fo:letter-spacing="normal" fo:font-style="normal" fo:font-weight="normal" style:font-name-asian="Liberation Mono" style:font-size-asian="10pt" style:font-name-complex="Liberation Mono" style:font-size-complex="10pt" loext:padding="0cm" loext:border="none"/>
    </style:style>
    <style:style style:name="P34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2a6099" style:font-name="Liberation Mono" fo:font-size="10pt" fo:letter-spacing="normal" fo:font-style="normal" fo:font-weight="normal" style:font-name-asian="Liberation Mono" style:font-size-asian="10pt" style:font-name-complex="Liberation Mono" style:font-size-complex="10pt" loext:padding="0cm" loext:border="none"/>
    </style:style>
    <style:style style:name="P35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</style:style>
    <style:style style:name="P36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size="13pt" style:font-size-asian="13pt" style:font-size-complex="13pt"/>
    </style:style>
    <style:style style:name="P37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/>
      <style:text-properties fo:font-variant="normal" fo:text-transform="none" fo:color="#202735" style:font-name="Lato" fo:font-size="9.44999980926514pt" fo:letter-spacing="normal" fo:font-style="normal" fo:font-weight="normal"/>
    </style:style>
    <style:style style:name="P38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/>
      <style:text-properties fo:font-variant="normal" fo:text-transform="none" fo:color="#202735" style:font-name="Lato" fo:font-size="9.44999980926514pt" fo:letter-spacing="normal" fo:font-style="normal" fo:font-weight="bold"/>
    </style:style>
    <style:style style:name="P39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/>
      <style:text-properties fo:font-variant="normal" fo:text-transform="none" fo:color="#202735" style:font-name="Lato" fo:font-size="11pt" fo:letter-spacing="normal" fo:font-style="normal" fo:font-weight="normal" style:font-size-asian="11pt" style:font-size-complex="11pt"/>
    </style:style>
    <style:style style:name="P40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/>
      <style:text-properties fo:font-variant="normal" fo:text-transform="none" fo:color="#202735" fo:letter-spacing="normal"/>
    </style:style>
    <style:style style:name="P41" style:family="paragraph" style:parent-style-name="Standard">
      <style:paragraph-properties fo:line-height="100%" fo:text-align="center" style:justify-single-word="false"/>
      <style:text-properties style:use-window-font-color="true" style:font-name="Arial Black" fo:font-size="24pt" fo:font-weight="normal" officeooo:paragraph-rsid="00141574" fo:background-color="#c0c0c0" style:font-name-asian="Arial Black" style:font-name-complex="Arial Black"/>
    </style:style>
    <style:style style:name="P42" style:family="paragraph" style:parent-style-name="Standard">
      <style:paragraph-properties fo:line-height="100%" fo:text-align="start" style:justify-single-word="false"/>
      <style:text-properties style:use-window-font-color="true" style:font-name="Calibri" fo:font-size="11pt" fo:font-weight="normal" officeooo:paragraph-rsid="00141574" fo:background-color="transparent" style:font-name-asian="Calibri" style:font-name-complex="Calibri"/>
    </style:style>
    <style:style style:name="P43" style:family="paragraph" style:parent-style-name="Standard">
      <style:text-properties fo:color="#3465a4" fo:font-size="24pt" fo:font-weight="bold" officeooo:paragraph-rsid="00141574"/>
    </style:style>
    <style:style style:name="P44" style:family="paragraph" style:parent-style-name="Standard">
      <style:paragraph-properties fo:orphans="2" fo:widows="2"/>
      <style:text-properties fo:font-variant="normal" fo:text-transform="none" fo:color="#2a6099" style:font-name="monospace" fo:font-size="12pt" fo:letter-spacing="normal" fo:font-style="normal" fo:font-weight="normal" style:font-size-asian="12pt" style:font-size-complex="12pt"/>
    </style:style>
    <style:style style:name="P45" style:family="paragraph" style:parent-style-name="Standard">
      <style:paragraph-properties fo:orphans="2" fo:widows="2"/>
      <style:text-properties fo:font-variant="normal" fo:text-transform="none" fo:color="#2a6099" style:font-name="monospace" fo:font-size="12pt" fo:letter-spacing="normal" fo:font-style="normal" fo:font-weight="normal" style:font-name-asian="monospace" style:font-size-asian="12pt" style:font-style-asian="normal" style:font-weight-asian="normal" style:font-name-complex="monospace" style:font-size-complex="12pt" style:font-style-complex="normal" style:font-weight-complex="normal"/>
    </style:style>
    <style:style style:name="P46" style:family="paragraph" style:parent-style-name="Standard">
      <style:paragraph-properties fo:text-align="start" style:justify-single-word="false" fo:orphans="2" fo:widows="2"/>
    </style:style>
    <style:style style:name="P47" style:family="paragraph" style:parent-style-name="Standard">
      <style:paragraph-properties fo:margin-left="0.222cm" fo:margin-right="0.222cm" fo:margin-top="0.222cm" fo:margin-bottom="0.222cm" loext:contextual-spacing="false" fo:orphans="2" fo:widows="2" fo:text-indent="0cm" style:auto-text-indent="false"/>
      <style:text-properties fo:font-variant="normal" fo:text-transform="none" fo:color="#000000" style:font-name="Times" fo:font-size="14pt" fo:letter-spacing="normal" fo:font-style="normal" fo:font-weight="normal" loext:padding-left="0cm" loext:padding-right="0cm" loext:padding-top="0cm" loext:padding-bottom="0.111cm" loext:border-left="none" loext:border-right="none" loext:border-top="none" loext:border-bottom="1.25pt solid #000000"/>
    </style:style>
    <style:style style:name="P48" style:family="paragraph" style:parent-style-name="Standard">
      <style:paragraph-properties fo:margin-left="0.222cm" fo:margin-right="0.222cm" fo:margin-top="0.222cm" fo:margin-bottom="0.222cm" loext:contextual-spacing="false" fo:orphans="2" fo:widows="2" fo:text-indent="0cm" style:auto-text-indent="false"/>
      <style:text-properties fo:font-variant="normal" fo:text-transform="none" fo:color="#2a6099" style:font-name="Liberation Mono" fo:font-size="10pt" fo:letter-spacing="normal" fo:font-style="normal" fo:font-weight="normal" officeooo:paragraph-rsid="00190dab" style:font-name-asian="Liberation Mono" style:font-size-asian="10pt" style:font-name-complex="Liberation Mono" style:font-size-complex="10pt" loext:padding="0cm" loext:border="none"/>
    </style:style>
    <style:style style:name="P49" style:family="paragraph" style:parent-style-name="Standard">
      <style:paragraph-properties fo:margin-left="0.222cm" fo:margin-right="0.222cm" fo:margin-top="0.222cm" fo:margin-bottom="0.222cm" loext:contextual-spacing="false" fo:orphans="2" fo:widows="2" fo:text-indent="0cm" style:auto-text-indent="false"/>
      <style:text-properties fo:color="#2a6099" style:font-name="Liberation Mono" fo:font-size="10pt" style:font-name-asian="Liberation Mono" style:font-size-asian="10pt" style:font-name-complex="Liberation Mono" style:font-size-complex="10pt"/>
    </style:style>
    <style:style style:name="P50" style:family="paragraph" style:parent-style-name="Standard">
      <style:paragraph-properties fo:margin-left="0.222cm" fo:margin-right="0.222cm" fo:margin-top="0.222cm" fo:margin-bottom="0.222cm" loext:contextual-spacing="false" fo:orphans="2" fo:widows="2" fo:text-indent="0cm" style:auto-text-indent="false" fo:break-before="page"/>
      <style:text-properties fo:color="#2a6099" style:font-name="Liberation Mono" fo:font-size="10pt" officeooo:paragraph-rsid="00190dab"/>
    </style:style>
    <style:style style:name="P51" style:family="paragraph" style:parent-style-name="Standard">
      <style:paragraph-properties fo:margin-left="0.222cm" fo:margin-right="0.222cm" fo:margin-top="0.222cm" fo:margin-bottom="0.222cm" loext:contextual-spacing="false" fo:orphans="2" fo:widows="2" fo:text-indent="0cm" style:auto-text-indent="false" fo:break-before="page"/>
      <style:text-properties officeooo:paragraph-rsid="001a36f0"/>
    </style:style>
    <style:style style:name="P52" style:family="paragraph" style:parent-style-name="Text_20_body">
      <style:paragraph-properties fo:margin-left="0.222cm" fo:margin-right="0.222cm" fo:margin-top="0.222cm" fo:margin-bottom="0.222cm" loext:contextual-spacing="false" fo:orphans="2" fo:widows="2" fo:text-indent="0cm" style:auto-text-indent="false"/>
      <style:text-properties fo:font-variant="normal" fo:text-transform="none" fo:color="#202735" style:font-name="Lato" fo:font-size="9.44999980926514pt" fo:letter-spacing="normal" fo:font-style="normal" fo:font-weight="normal" officeooo:paragraph-rsid="00190dab"/>
    </style:style>
    <style:style style:name="P53" style:family="paragraph" style:parent-style-name="Text_20_body">
      <style:paragraph-properties fo:margin-left="0.222cm" fo:margin-right="0.222cm" fo:margin-top="0.222cm" fo:margin-bottom="0.222cm" loext:contextual-spacing="false" fo:orphans="2" fo:widows="2" fo:text-indent="0cm" style:auto-text-indent="false"/>
      <style:text-properties fo:font-variant="normal" fo:text-transform="none" fo:color="#2a6099" style:font-name="Liberation Mono" fo:font-size="10pt" fo:letter-spacing="normal" fo:font-style="normal" fo:font-weight="normal" officeooo:paragraph-rsid="00190dab" style:font-name-asian="Liberation Mono" style:font-size-asian="10pt" style:font-name-complex="Liberation Mono" style:font-size-complex="10pt" loext:padding="0cm" loext:border="none"/>
    </style:style>
    <style:style style:name="P54" style:family="paragraph" style:parent-style-name="Text_20_body">
      <style:paragraph-properties fo:margin-left="0.222cm" fo:margin-right="0.222cm" fo:margin-top="0.222cm" fo:margin-bottom="0.222cm" loext:contextual-spacing="false" fo:orphans="2" fo:widows="2" fo:text-indent="0cm" style:auto-text-indent="false"/>
      <style:text-properties fo:font-variant="normal" fo:text-transform="none" fo:color="#2a6099" style:font-name="Liberation Mono" fo:font-size="10pt" fo:letter-spacing="normal" fo:font-style="normal" fo:font-weight="bold" officeooo:paragraph-rsid="001a36f0" style:font-name-asian="Liberation Mono" style:font-size-asian="10pt" style:font-weight-asian="bold" style:font-name-complex="Liberation Mono" style:font-size-complex="10pt" style:font-weight-complex="bold" loext:padding="0cm" loext:border="none"/>
    </style:style>
    <style:style style:name="P55" style:family="paragraph" style:parent-style-name="Standard">
      <style:paragraph-properties fo:margin-left="0.446cm" fo:margin-right="0cm" fo:orphans="2" fo:widows="2" fo:text-indent="0cm" style:auto-text-indent="false"/>
      <style:text-properties fo:font-variant="normal" fo:text-transform="none" fo:color="#2a6099" style:font-name="monospace" fo:font-size="12pt" fo:letter-spacing="normal" fo:font-style="normal" fo:font-weight="normal" style:font-size-asian="12pt" style:font-size-complex="12pt"/>
    </style:style>
    <style:style style:name="P56" style:family="paragraph" style:parent-style-name="Standard">
      <style:paragraph-properties fo:margin-left="0.224cm" fo:margin-right="0cm" fo:orphans="2" fo:widows="2" fo:text-indent="0cm" style:auto-text-indent="false"/>
      <style:text-properties fo:font-variant="normal" fo:text-transform="none" fo:color="#2a6099" style:font-name="monospace" fo:font-size="12pt" fo:letter-spacing="normal" fo:font-style="normal" fo:font-weight="normal" style:font-name-asian="monospace" style:font-size-asian="12pt" style:font-style-asian="normal" style:font-weight-asian="normal" style:font-name-complex="monospace" style:font-size-complex="12pt" style:font-style-complex="normal" style:font-weight-complex="normal"/>
    </style:style>
    <style:style style:name="P57" style:family="paragraph" style:parent-style-name="Standard">
      <style:paragraph-properties fo:margin-left="0.224cm" fo:margin-right="0cm" fo:orphans="2" fo:widows="2" fo:text-indent="0cm" style:auto-text-indent="false"/>
      <style:text-properties fo:color="#2a6099" fo:font-size="12pt" style:font-size-asian="12pt" style:font-size-complex="12pt"/>
    </style:style>
    <style:style style:name="P58" style:family="paragraph" style:parent-style-name="Standard">
      <style:paragraph-properties fo:margin-left="0cm" fo:margin-right="0cm" fo:text-align="start" style:justify-single-word="false" fo:orphans="2" fo:widows="2" fo:text-indent="-0.557cm" style:auto-text-indent="false"/>
      <style:text-properties fo:font-variant="normal" fo:text-transform="none" fo:color="#2a6099" style:font-name="Liberation Mono" fo:font-size="10pt" fo:letter-spacing="normal" fo:font-style="normal" fo:font-weight="normal" style:font-name-asian="Liberation Mono" style:font-size-asian="10pt" style:font-name-complex="Liberation Mono" style:font-size-complex="10pt" loext:padding="0cm" loext:border="none"/>
    </style:style>
    <style:style style:name="P59" style:family="paragraph" style:parent-style-name="Text_20_body">
      <style:text-properties fo:color="#2a6099"/>
    </style:style>
    <style:style style:name="P60" style:family="paragraph" style:parent-style-name="Text_20_body">
      <style:text-properties fo:color="#2a6099" fo:font-weight="bold" style:font-weight-asian="bold" style:font-weight-complex="bold"/>
    </style:style>
    <style:style style:name="P61" style:family="paragraph" style:parent-style-name="Text_20_body">
      <style:text-properties fo:color="#2a6099" style:font-name="Liberation Mono" fo:font-size="10pt" style:font-name-asian="Liberation Mono" style:font-size-asian="10pt" style:font-name-complex="Liberation Mono" style:font-size-complex="10pt"/>
    </style:style>
    <style:style style:name="P62" style:family="paragraph" style:parent-style-name="Text_20_body">
      <style:paragraph-properties fo:break-before="page"/>
      <style:text-properties fo:color="#2a6099"/>
    </style:style>
    <style:style style:name="P63" style:family="paragraph" style:parent-style-name="Preformatted_20_Text">
      <style:paragraph-properties fo:margin-top="0cm" fo:margin-bottom="0.247cm" loext:contextual-spacing="false"/>
      <style:text-properties fo:color="#212529" style:font-name="SFMono-Regular" fo:font-size="8.19999980926514pt"/>
    </style:style>
    <style:style style:name="P64" style:family="paragraph" style:parent-style-name="Preformatted_20_Text">
      <style:paragraph-properties fo:margin-top="0cm" fo:margin-bottom="0.247cm" loext:contextual-spacing="false" fo:text-align="start" style:justify-single-word="false" fo:orphans="2" fo:widows="2"/>
      <style:text-properties fo:font-variant="normal" fo:text-transform="none" fo:color="#2a6099" style:font-name="Liberation Mono" fo:font-size="10pt" fo:letter-spacing="normal" fo:font-weight="bold" style:font-name-asian="Liberation Mono" style:font-size-asian="10pt" style:font-weight-asian="bold" style:font-name-complex="Liberation Mono" style:font-size-complex="10pt" style:font-weight-complex="bold"/>
    </style:style>
    <style:style style:name="P65" style:family="paragraph" style:parent-style-name="Preformatted_20_Text">
      <style:paragraph-properties fo:margin-top="0cm" fo:margin-bottom="0.247cm" loext:contextual-spacing="false"/>
      <style:text-properties fo:font-variant="normal" fo:text-transform="none" fo:color="#2a6099" style:font-name="Liberation Mono" fo:font-size="10pt" fo:letter-spacing="normal" fo:font-style="normal" fo:font-weight="normal" style:font-name-asian="Liberation Mono" style:font-size-asian="10pt" style:font-name-complex="Liberation Mono" style:font-size-complex="10pt" loext:padding="0cm" loext:border="none"/>
    </style:style>
    <style:style style:name="P66" style:family="paragraph" style:parent-style-name="Preformatted_20_Text">
      <style:paragraph-properties fo:margin-top="0cm" fo:margin-bottom="0.247cm" loext:contextual-spacing="false"/>
      <style:text-properties fo:font-variant="normal" fo:text-transform="none" fo:color="#2a6099" style:font-name="Liberation Mono" fo:font-size="10pt" fo:letter-spacing="normal" fo:font-style="normal" fo:font-weight="bold" style:font-name-asian="Liberation Mono" style:font-size-asian="10pt" style:font-weight-asian="bold" style:font-name-complex="Liberation Mono" style:font-size-complex="10pt" style:font-weight-complex="bold" loext:padding="0cm" loext:border="none"/>
    </style:style>
    <style:style style:name="P67" style:family="paragraph" style:parent-style-name="Preformatted_20_Text">
      <style:paragraph-properties fo:margin-top="0cm" fo:margin-bottom="0cm" loext:contextual-spacing="false"/>
      <style:text-properties fo:font-variant="normal" fo:text-transform="none" fo:color="#2a6099" style:font-name="Liberation Mono" fo:font-size="10pt" fo:letter-spacing="normal" fo:font-style="normal" fo:font-weight="normal" style:font-name-asian="Liberation Mono" style:font-size-asian="10pt" style:font-name-complex="Liberation Mono" style:font-size-complex="10pt" loext:padding="0cm" loext:border="none"/>
    </style:style>
    <style:style style:name="P68" style:family="paragraph" style:parent-style-name="Preformatted_20_Text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2a6099" style:font-name="Liberation Mono" fo:font-size="10pt" fo:letter-spacing="normal" fo:font-style="normal" fo:font-weight="normal" style:font-name-asian="Liberation Mono" style:font-size-asian="10pt" style:font-name-complex="Liberation Mono" style:font-size-complex="10pt" loext:padding="0cm" loext:border="none"/>
    </style:style>
    <style:style style:name="P69" style:family="paragraph" style:parent-style-name="Preformatted_20_Text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2a6099" style:font-name="Liberation Mono" fo:font-size="10pt" fo:letter-spacing="normal" fo:font-style="normal" fo:font-weight="bold" style:font-name-asian="Liberation Mono" style:font-size-asian="10pt" style:font-weight-asian="bold" style:font-name-complex="Liberation Mono" style:font-size-complex="10pt" style:font-weight-complex="bold" loext:padding="0cm" loext:border="none"/>
    </style:style>
    <style:style style:name="P70" style:family="paragraph" style:parent-style-name="Preformatted_20_Text">
      <style:paragraph-properties fo:margin-top="0cm" fo:margin-bottom="0cm" loext:contextual-spacing="false"/>
      <style:text-properties fo:font-variant="normal" fo:text-transform="none" fo:color="#2a6099" style:font-name="Liberation Mono" fo:font-size="10pt" fo:letter-spacing="normal" fo:font-style="normal" fo:font-weight="bold" style:font-name-asian="Liberation Mono" style:font-size-asian="10pt" style:font-name-complex="Liberation Mono" style:font-size-complex="10pt" loext:padding="0cm" loext:border="none"/>
    </style:style>
    <style:style style:name="P71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font-variant="normal" fo:text-transform="none" fo:color="#2a6099" style:font-name="Liberation Mono" fo:font-size="10pt" fo:letter-spacing="normal" fo:font-style="normal" fo:font-weight="bold" style:font-name-asian="Liberation Mono" style:font-size-asian="10pt" style:font-weight-asian="bold" style:font-name-complex="Liberation Mono" style:font-size-complex="10pt" style:font-weight-complex="bold" loext:padding="0cm" loext:border="none"/>
    </style:style>
    <style:style style:name="P72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2a6099" style:font-name="Liberation Mono" fo:font-size="10pt" fo:letter-spacing="normal" fo:font-style="normal" fo:font-weight="bold" style:font-name-asian="Liberation Mono" style:font-size-asian="10pt" style:font-weight-asian="bold" style:font-name-complex="Liberation Mono" style:font-size-complex="10pt" style:font-weight-complex="bold" loext:padding="0cm" loext:border="none"/>
    </style:style>
    <style:style style:name="P73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2a6099" style:font-name="Liberation Mono" fo:font-size="10pt" fo:letter-spacing="normal" fo:font-style="normal" fo:font-weight="bold" style:font-name-asian="Liberation Mono" style:font-size-asian="10pt" style:font-name-complex="Liberation Mono" style:font-size-complex="10pt" loext:padding="0cm" loext:border="none"/>
    </style:style>
    <style:style style:name="P74" style:family="paragraph" style:parent-style-name="Standard" style:list-style-name="L1">
      <style:paragraph-properties fo:margin-left="-0.635cm" fo:margin-right="0cm" fo:margin-top="0.423cm" fo:margin-bottom="0.423cm" loext:contextual-spacing="false" fo:line-height="100%" fo:text-align="center" style:justify-single-word="false" fo:text-indent="0.635cm" style:auto-text-indent="false">
        <style:tab-stops>
          <style:tab-stop style:position="0cm"/>
        </style:tab-stops>
      </style:paragraph-properties>
      <style:text-properties fo:color="#000000" style:font-name="Arial" fo:font-size="16pt" fo:font-weight="bold" officeooo:paragraph-rsid="00141574" fo:background-color="#c0c0c0" style:font-name-asian="Arial" style:font-name-complex="Arial"/>
    </style:style>
    <style:style style:name="P75" style:family="paragraph" style:parent-style-name="Standard" style:list-style-name="L1">
      <style:paragraph-properties fo:margin-left="-0.635cm" fo:margin-right="0cm" fo:margin-top="0.847cm" fo:margin-bottom="0.212cm" loext:contextual-spacing="false" fo:line-height="100%" fo:text-align="center" style:justify-single-word="false" fo:text-indent="0.635cm" style:auto-text-indent="false">
        <style:tab-stops>
          <style:tab-stop style:position="0cm"/>
        </style:tab-stops>
      </style:paragraph-properties>
      <style:text-properties fo:color="#000000" style:font-name="Arial" fo:font-size="16pt" fo:font-weight="bold" officeooo:paragraph-rsid="00141574" fo:background-color="#c0c0c0" style:font-name-asian="Arial" style:font-name-complex="Arial"/>
    </style:style>
    <style:style style:name="P76" style:family="paragraph" style:parent-style-name="Standard">
      <style:paragraph-properties fo:margin-top="0cm" fo:margin-bottom="0.446cm" loext:contextual-spacing="false" fo:text-align="start" style:justify-single-word="false" fo:orphans="2" fo:widows="2"/>
      <style:text-properties fo:font-variant="normal" fo:text-transform="none" fo:color="#2a6099" style:font-name="monospace" fo:font-size="12pt" fo:letter-spacing="normal" fo:font-style="normal" fo:font-weight="bold" style:font-name-asian="monospace" style:font-size-asian="12pt" style:font-style-asian="normal" style:font-weight-asian="bold" style:font-name-complex="monospace" style:font-size-complex="12pt" style:font-style-complex="normal" style:font-weight-complex="bold"/>
    </style:style>
    <style:style style:name="T1" style:family="text">
      <style:text-properties fo:font-variant="normal" fo:text-transform="none" fo:color="#202735" style:font-name="Lato" fo:font-size="9.44999980926514pt" fo:letter-spacing="normal" fo:font-style="normal" fo:font-weight="normal"/>
    </style:style>
    <style:style style:name="T2" style:family="text">
      <style:text-properties fo:font-variant="normal" fo:text-transform="none" fo:color="#2a6099" style:font-name="Arial1" fo:font-size="12pt" fo:letter-spacing="normal" fo:font-style="normal" fo:font-weight="normal" officeooo:rsid="001a1498" fo:background-color="transparent" loext:char-shading-value="0" style:font-size-asian="12pt" style:font-size-complex="12pt" loext:padding="0cm" loext:border="none"/>
    </style:style>
    <style:style style:name="T3" style:family="text">
      <style:text-properties fo:font-variant="normal" fo:text-transform="none" fo:color="#2a6099" style:font-name="Arial1" fo:font-size="12pt" fo:letter-spacing="normal" fo:font-style="normal" fo:font-weight="bold" officeooo:rsid="001a1498" fo:background-color="transparent" loext:char-shading-value="0" style:font-size-asian="12pt" style:font-size-complex="12pt" loext:padding="0cm" loext:border="none"/>
    </style:style>
    <style:style style:name="T4" style:family="text">
      <style:text-properties fo:font-variant="normal" fo:text-transform="none" fo:color="#3465a4" style:font-name="Lato" fo:font-size="24pt" fo:letter-spacing="normal" fo:font-style="normal" fo:font-weight="bold" officeooo:rsid="00141574" style:font-size-asian="24pt" style:font-weight-asian="bold" style:font-size-complex="24pt" style:font-weight-complex="bold"/>
    </style:style>
    <style:style style:name="T5" style:family="text">
      <style:text-properties fo:font-variant="normal" fo:text-transform="none" fo:color="#3465a4" style:font-name="Lato" fo:font-size="24pt" fo:letter-spacing="normal" fo:font-style="normal" fo:font-weight="bold" officeooo:rsid="00141574" style:font-name-asian="Liberation Mono" style:font-size-asian="24pt" style:font-weight-asian="bold" style:font-name-complex="Liberation Mono" style:font-size-complex="24pt" style:font-weight-complex="bold"/>
    </style:style>
    <style:style style:name="T6" style:family="text">
      <style:text-properties fo:font-variant="normal" fo:text-transform="none" fo:color="#3465a4" style:font-name="Lato" fo:font-size="24pt" fo:letter-spacing="normal" fo:font-style="normal" fo:font-weight="bold" officeooo:rsid="00141574" style:font-name-asian="Liberation Mono" style:font-size-asian="24pt" style:font-weight-asian="bold" style:font-name-complex="Liberation Mono" style:font-size-complex="24pt" style:font-weight-complex="bold" loext:padding="0cm" loext:border="none"/>
    </style:style>
    <style:style style:name="T7" style:family="text">
      <style:text-properties officeooo:rsid="00141574" style:font-size-asian="24pt" style:font-weight-asian="bold" style:font-size-complex="24pt" style:font-weight-complex="bold"/>
    </style:style>
    <style:style style:name="T8" style:family="text">
      <style:text-properties fo:font-weight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15f9c1"/>
    </style:style>
    <style:style style:name="T11" style:family="text">
      <style:text-properties fo:color="#3465a4" fo:font-size="24pt" fo:font-weight="bold" officeooo:rsid="00141574" style:font-size-asian="24pt" style:font-weight-asian="bold" style:font-size-complex="24pt" style:font-weight-complex="bold"/>
    </style:style>
    <style:style style:name="T12" style:family="text">
      <style:text-properties fo:color="#3465a4" fo:font-size="24pt" fo:font-weight="bold" officeooo:rsid="00141574" style:font-name-asian="Liberation Mono" style:font-size-asian="24pt" style:font-weight-asian="bold" style:font-name-complex="Liberation Mono" style:font-size-complex="24pt" style:font-weight-complex="bold"/>
    </style:style>
    <style:style style:name="T13" style:family="text">
      <style:text-properties fo:color="#3465a4" fo:font-size="24pt" officeooo:rsid="00141574" style:font-size-asian="24pt" style:font-weight-asian="bold" style:font-size-complex="24pt" style:font-weight-complex="bold"/>
    </style:style>
    <style:style style:name="T14" style:family="text">
      <style:text-properties fo:font-style="normal"/>
    </style:style>
    <style:style style:name="T15" style:family="text">
      <style:text-properties fo:font-style="normal" fo:font-weight="normal"/>
    </style:style>
    <style:style style:name="T16" style:family="text">
      <style:text-properties fo:font-style="normal" fo:font-weight="bold" style:font-weight-asian="bold" style:font-weight-complex="bold"/>
    </style:style>
    <style:style style:name="T17" style:family="text">
      <style:text-properties style:font-weight-asian="bold" style:font-weight-complex="bol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2"/>
      <text:list xml:id="list3063184288" text:style-name="L1">
        <text:list-item>
          <text:p text:style-name="P74">Desenvolupament d'Aplicacions Web</text:p>
        </text:list-item>
        <text:list-item>
          <text:p text:style-name="P75">Mòdul 7 – Desenvolupament web en entorn servidor</text:p>
        </text:list-item>
      </text:list>
      <text:p text:style-name="P41">EAC5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3"><text:span text:style-name="T7">1</text:span><text:bookmark text:name="docs-internal-guid-19c2d62f-7fff-cba6-2cb7-133d406a5e6b"/><text:span text:style-name="T7">.</text:span><text:span text:style-name="T1">Heu d'implementar un servei SOAP que ens permeti consultar la cartellera d’un teatre.</text:span></text:p>
      <text:p text:style-name="P37">Ha d'implementar els mètodes:</text:p>
      <text:p text:style-name="P37">getAllEspectacles();</text:p>
      <text:p text:style-name="P37">getEspectacle(String espectacleID);</text:p>
      <text:p text:style-name="P37">getEntradesVenudes(String espectacleID);</text:p>
      <text:p text:style-name="P37">comprar(String espectacleID, int numEntrades);</text:p>
      <text:p text:style-name="P40"> </text:p>
      <text:p text:style-name="P37"><text:bookmark text:name="yui_3_17_2_1_1636144138920_725"/>Cal crear els fitxers d'interfície i la classe que l'implementi. En la classe, podeu assumir que teniu ja creada una classe repositori anomenada CartelleraRepository, que és un InMemoryRepository</text:p>
      <text:p text:style-name="P6"><text:span text:style-name="Source_20_Text"><text:span text:style-name="T2"/></text:span></text:p>
      <text:p text:style-name="P28"><text:bookmark text:name="yui_3_17_2_1_1636154596773_1059"/><text:bookmark text:name="yui_3_17_2_1_1636144138920_10811"/><text:span text:style-name="Source_20_Text"><text:span text:style-name="T3">//Service End Point Implements:</text:span></text:span></text:p>
      <text:p text:style-name="P63"/>
      <text:p text:style-name="P10">package cat.xtec.ioc.service.impl;</text:p>
      <text:p text:style-name="P10">import cat.xtec.ioc.domain.Espectacle;</text:p>
      <text:p text:style-name="P10">import cat.xtec.ioc.domain.repository.CartelleraRepository;</text:p>
      <text:p text:style-name="P10">import cat.xtec.ioc.domain.repository.impl.InMemoryRepository;</text:p>
      <text:p text:style-name="P10">import cat.xtec.ioc.service.EspectacleServiceEndpoint;</text:p>
      <text:p text:style-name="P10">import java.util.ArrayList;</text:p>
      <text:p text:style-name="P10">import javax.jws.WebService;</text:p>
      <text:p text:style-name="P10">import javax.jws.WebMethod;</text:p>
      <text:p text:style-name="P10">import javax.jws.WebParam;</text:p>
      <text:p text:style-name="P10">/**</text:p>
      <text:p text:style-name="P10"> *</text:p>
      <text:p text:style-name="P10"> * @author jesi</text:p>
      <text:p text:style-name="P10"> */</text:p>
      <text:p text:style-name="P10">@WebService(serviceName = "EspectacleServiceEndpointImpl", </text:p>
      <text:p text:style-name="P10">        endpointInterface = "cat.xtec.ioc.service.EspectacleServiceEndpoint")</text:p>
      <text:p text:style-name="P10">public class EspectacleServiceEndpointImpl implements EspectacleServiceEndpoint {</text:p>
      <text:p text:style-name="P10">    </text:p>
      <text:p text:style-name="P10">    private final CartelleraRepository cartelleraRepository = new InMemoryRepository();</text:p>
      <text:p text:style-name="P10">    public ArrayList&lt;Espectacle&gt; getAllEspectacles() {</text:p>
      <text:p text:style-name="P10"><text:s text:c="4"/>return new ArrayList&lt;Espectacle&gt;(this.cartelleraRepository.getAllEspectacles());    }</text:p>
      <text:p text:style-name="P10">    public Espectacle getEspectacle(String espectacleID) {</text:p>
      <text:p text:style-name="P10">        </text:p>
      <text:p text:style-name="P10">    return cartelleraRepository.getEspectacle(espectacleID);</text:p>
      <text:p text:style-name="P10">    }</text:p>
      <text:p text:style-name="P10">    public ArrayList&lt;Espectacle&gt; comprar(String espectacleID, int numEntrades) {</text:p>
      <text:p text:style-name="P10"><text:soft-page-break/>       return cartelleraRepository.comprar(espectacleID, numEntrades);</text:p>
      <text:p text:style-name="P10">    }</text:p>
      <text:p text:style-name="P10">    public int numEntradesVenudesEspectacle(String string) {</text:p>
      <text:p text:style-name="P10">   return cartelleraRepository.numEntradesVenudesEspectacle(string);</text:p>
      <text:p text:style-name="P10">    }</text:p>
      <text:p text:style-name="P10">}</text:p>
      <text:p text:style-name="P10"/>
      <text:p text:style-name="P60"><text:bookmark text:name="yui_3_17_2_1_1636144138920_10405"/>//Service End Point </text:p>
      <text:p text:style-name="P10"><text:bookmark text:name="yui_3_17_2_1_1636144138920_10370"/>package cat.xtec.ioc.service;</text:p>
      <text:p text:style-name="P10">import cat.xtec.ioc.domain.Espectacle;</text:p>
      <text:p text:style-name="P10">import java.util.ArrayList;</text:p>
      <text:p text:style-name="P10">import javax.jws.WebMethod;</text:p>
      <text:p text:style-name="P10">import javax.jws.WebService;</text:p>
      <text:p text:style-name="P10">import javax.jws.soap.SOAPBinding;</text:p>
      <text:p text:style-name="P10"> </text:p>
      <text:p text:style-name="P10">@WebService</text:p>
      <text:p text:style-name="P10">@SOAPBinding(style = SOAPBinding.Style.DOCUMENT)</text:p>
      <text:p text:style-name="P10">public interface EspectacleServiceEndpoint {</text:p>
      <text:p text:style-name="P10">    </text:p>
      <text:p text:style-name="P10">@WebMethod ArrayList&lt;Espectacle&gt; getAllEspectacles();</text:p>
      <text:p text:style-name="P10">@WebMethod Espectacle getEspectacle(String espectacleID);</text:p>
      <text:p text:style-name="P10">@WebMethod int  numEntradesVenudesEspectacle(String nomEspectalce);</text:p>
      <text:p text:style-name="P10">@WebMethod ArrayList&lt;Espectacle&gt; comprar(String espectacleID, int numEntrades);</text:p>
      <text:p text:style-name="P10">}</text:p>
      <text:p text:style-name="P59"/>
      <text:p text:style-name="P59"/>
      <text:p text:style-name="P60">//Domini Espectacle:</text:p>
      <text:p text:style-name="P10"><text:bookmark text:name="yui_3_17_2_1_1636154596773_1000"/>package cat.xtec.ioc.domain;</text:p>
      <text:p text:style-name="P10">public class Espectacle {</text:p>
      <text:p text:style-name="P10">    </text:p>
      <text:p text:style-name="P10">private String EspectacleID;</text:p>
      <text:p text:style-name="P10">private String nomEspectacle;</text:p>
      <text:p text:style-name="P10">private String nomTeatre;</text:p>
      <text:p text:style-name="P10">private int capacitat;</text:p>
      <text:p text:style-name="P10">private int entradesVenudes;</text:p>
      <text:p text:style-name="P10">    public Espectacle() {</text:p>
      <text:p text:style-name="P10">    }</text:p>
      <text:p text:style-name="P10">    public Espectacle(String idEspectacle,String nomEspectacle, String nomTeatre, int capacitat, int entradesVenudes) {</text:p>
      <text:p text:style-name="P10">        this.EspectacleID=idEspectacle;</text:p>
      <text:p text:style-name="P10">        this.nomEspectacle = nomEspectacle;</text:p>
      <text:p text:style-name="P10">        this.nomTeatre = nomTeatre;</text:p>
      <text:p text:style-name="P10">        this.capacitat = capacitat;</text:p>
      <text:p text:style-name="P10">        this.entradesVenudes = entradesVenudes;</text:p>
      <text:p text:style-name="P10">    }</text:p>
      <text:p text:style-name="P10">    public String getEspectacleID() {</text:p>
      <text:p text:style-name="P10">        return EspectacleID;</text:p>
      <text:p text:style-name="P10">    }</text:p>
      <text:p text:style-name="P10">    public void setEspectacleID(String EspectacleID) {</text:p>
      <text:p text:style-name="P10">        this.EspectacleID = EspectacleID;</text:p>
      <text:p text:style-name="P10">    }</text:p>
      <text:p text:style-name="P10">    public String getNomEspectacle() {</text:p>
      <text:p text:style-name="P10">        return nomEspectacle;</text:p>
      <text:p text:style-name="P10">    }</text:p>
      <text:p text:style-name="P10">    public void setNomEspectacle(String nomEspectacle) {</text:p>
      <text:p text:style-name="P10">        this.nomEspectacle = nomEspectacle;</text:p>
      <text:p text:style-name="P10">    }</text:p>
      <text:p text:style-name="P10">    public String getNomTeatre() {</text:p>
      <text:p text:style-name="P10">        return nomTeatre;</text:p>
      <text:p text:style-name="P10">    }</text:p>
      <text:p text:style-name="P10"><text:soft-page-break/>    public void setNomTeatre(String nomTeatre) {</text:p>
      <text:p text:style-name="P10">        this.nomTeatre = nomTeatre;</text:p>
      <text:p text:style-name="P10">    }</text:p>
      <text:p text:style-name="P10">    public int getCapacitat() {</text:p>
      <text:p text:style-name="P10">        return capacitat;</text:p>
      <text:p text:style-name="P10">    }</text:p>
      <text:p text:style-name="P10">    public void setCapacitat(int capacitat) {</text:p>
      <text:p text:style-name="P10">        this.capacitat = capacitat;</text:p>
      <text:p text:style-name="P10">    }</text:p>
      <text:p text:style-name="P10">    public int getEntradesVenudes() {</text:p>
      <text:p text:style-name="P10">        return entradesVenudes;</text:p>
      <text:p text:style-name="P10">    }</text:p>
      <text:p text:style-name="P10">    public void setEntradesVenudes(int entradesVenudes) {</text:p>
      <text:p text:style-name="P10">        this.entradesVenudes = entradesVenudes;</text:p>
      <text:p text:style-name="P10">    }</text:p>
      <text:p text:style-name="P10">    @Override</text:p>
      <text:p text:style-name="P10">    public boolean equals(Object obj) {</text:p>
      <text:p text:style-name="P10">        if (this == obj) {</text:p>
      <text:p text:style-name="P10">            return true;</text:p>
      <text:p text:style-name="P10">        }</text:p>
      <text:p text:style-name="P10">        if (obj == null) {</text:p>
      <text:p text:style-name="P10">            return false;</text:p>
      <text:p text:style-name="P10">        }</text:p>
      <text:p text:style-name="P10">        if (getClass() != obj.getClass()) {</text:p>
      <text:p text:style-name="P10">            return false;</text:p>
      <text:p text:style-name="P10">        }</text:p>
      <text:p text:style-name="P10">        final Espectacle other = (Espectacle) obj;</text:p>
      <text:p text:style-name="P10">        if ((this.EspectacleID == null) ? (other.EspectacleID != null) : !this.EspectacleID.equals(other.EspectacleID)) {</text:p>
      <text:p text:style-name="P10">            return false;</text:p>
      <text:p text:style-name="P10">        }</text:p>
      <text:p text:style-name="P10">        return true;</text:p>
      <text:p text:style-name="P10">    }</text:p>
      <text:p text:style-name="P10">    @Override</text:p>
      <text:p text:style-name="P10">    public String toString() {</text:p>
      <text:p text:style-name="P10">        return "Espectacle{" + "EspectacleID=" + EspectacleID + ", nomEspectacle=" + nomEspectacle + ", nomTeatre=" + nomTeatre + ", capacitat=" + capacitat + ", entradesVenudes=" + entradesVenudes + '}';</text:p>
      <text:p text:style-name="P10">    } </text:p>
      <text:p text:style-name="P10">    }</text:p>
      <text:p text:style-name="P59"/>
      <text:p text:style-name="P60">//In memory Implements:</text:p>
      <text:p text:style-name="P10"><text:bookmark text:name="yui_3_17_2_1_1636144138920_10447"/>package cat.xtec.ioc.domain.repository.impl;</text:p>
      <text:p text:style-name="P10">import cat.xtec.ioc.domain.Espectacle;</text:p>
      <text:p text:style-name="P10">import java.util.ArrayList;</text:p>
      <text:p text:style-name="P10">import java.util.Collection;</text:p>
      <text:p text:style-name="P10">import java.util.HashMap;</text:p>
      <text:p text:style-name="P10">import java.util.Map;</text:p>
      <text:p text:style-name="P10">import org.springframework.stereotype.Repository;</text:p>
      <text:p text:style-name="P10">import cat.xtec.ioc.domain.repository.CartelleraRepository;</text:p>
      <text:p text:style-name="P10">import java.util.List;</text:p>
      <text:p text:style-name="P10">@Repository</text:p>
      <text:p text:style-name="P10">public class InMemoryRepository implements CartelleraRepository {</text:p>
      <text:p text:style-name="P10">    private final Map&lt;String, Espectacle&gt; espectacles = new HashMap&lt;String, Espectacle&gt;();</text:p>
      <text:p text:style-name="P10">    public InMemoryRepository() {</text:p>
      <text:p text:style-name="P10">        </text:p>
      <text:p text:style-name="P10">        Espectacle espectacle1 = new Espectacle("111", "Gala ballarins catalans al món","Teatre_Girona", 400,200);</text:p>
      <text:p text:style-name="P10">        Espectacle espectacle2 = new Espectacle("222", "Vals de Mefisto", "Teatre_Barcelona",200,100);</text:p>
      <text:p text:style-name="P10"><text:soft-page-break/>        Espectacle espectacle3 = new Espectacle("333","El barber de Sevilla de Rossini","Teatre_Granollers",100,50);</text:p>
      <text:p text:style-name="P10">        Espectacle espectacle4 = new Espectacle("444","El barber de Sevilla de Rossini","Teatre_Girona",400,200);</text:p>
      <text:p text:style-name="P10">       </text:p>
      <text:p text:style-name="P10">        espectacles.put("111", espectacle1);</text:p>
      <text:p text:style-name="P10">        espectacles.put("222", espectacle2);</text:p>
      <text:p text:style-name="P10">        espectacles.put("333", espectacle3);   </text:p>
      <text:p text:style-name="P10">        espectacles.put("444", espectacle4);         </text:p>
      <text:p text:style-name="P10">       </text:p>
      <text:p text:style-name="P10">    }</text:p>
      <text:p text:style-name="P10">    public Collection&lt;Espectacle&gt; getAllShows() {</text:p>
      <text:p text:style-name="P10">        return espectacles.values();</text:p>
      <text:p text:style-name="P10">    }</text:p>
      <text:p text:style-name="P10">    </text:p>
      <text:p text:style-name="P10">    </text:p>
      <text:p text:style-name="P10">    public Collection&lt;Espectacle&gt; getAllEspectacles() {</text:p>
      <text:p text:style-name="P10">        return espectacles.values();</text:p>
      <text:p text:style-name="P10">    }</text:p>
      <text:p text:style-name="P10">    </text:p>
      <text:p text:style-name="P10">    public Espectacle getEspectacle(String espectacleID) {</text:p>
      <text:p text:style-name="P10">        return espectacles.get(espectacleID);        </text:p>
      <text:p text:style-name="P10">    }</text:p>
      <text:p text:style-name="P10">    </text:p>
      <text:p text:style-name="P10">    public int numEntradesVenudesEspectacle(String idEspectacle) {</text:p>
      <text:p text:style-name="P10">        int result=0;</text:p>
      <text:p text:style-name="P10">        for (Espectacle espectacle : espectacles.values()) {</text:p>
      <text:p text:style-name="P10">            if(espectacle.getEspectacleID().equals(idEspectacle)) {</text:p>
      <text:p text:style-name="P10">                result=espectacle.getEntradesVenudes();</text:p>
      <text:p text:style-name="P10">            }</text:p>
      <text:p text:style-name="P10">        }</text:p>
      <text:p text:style-name="P10">        return result;</text:p>
      <text:p text:style-name="P10">    }</text:p>
      <text:p text:style-name="P10">    public ArrayList&lt;Espectacle&gt; comprar(String espectacleID, int numEntrades) {</text:p>
      <text:p text:style-name="P10">        ArrayList&lt;Espectacle&gt; result = new ArrayList&lt;Espectacle&gt;();</text:p>
      <text:p text:style-name="P10">        for (Espectacle espectacle : espectacles.values()) {</text:p>
      <text:p text:style-name="P10">            if(espectacle.getEspectacleID().equals(espectacleID)) {</text:p>
      <text:p text:style-name="P10">                for (int i = 0; i &lt; numEntrades; i++){</text:p>
      <text:p text:style-name="P10">               espectacle.setEntradesVenudes(numEntrades);</text:p>
      <text:p text:style-name="P10">                result.add(espectacle);</text:p>
      <text:p text:style-name="P10">                }</text:p>
      <text:p text:style-name="P10">                }</text:p>
      <text:p text:style-name="P10">            }</text:p>
      <text:p text:style-name="P10">        return result;        </text:p>
      <text:p text:style-name="P10">    }</text:p>
      <text:p text:style-name="P10">}</text:p>
      <text:p text:style-name="P59"/>
      <text:p text:style-name="P62"><text:bookmark text:name="yui_3_17_2_1_1636144138920_10812"/></text:p>
      <text:p text:style-name="P30"><text:span text:style-name="T11">2.</text:span><text:span text:style-name="T10"> </text:span>Del webservice anterior, caldrà que pugeu en aquesta tasca el WSDL de contracte del servei.</text:p>
      <text:p text:style-name="P36"><text:bookmark text:name="yui_3_17_2_1_1636154813111_799"/></text:p>
      <text:p text:style-name="P30"><text:bookmark text:name="yui_3_17_2_1_1636154813111_791"/>Copieu aquí o pugeu el fitxer</text:p>
      <text:p text:style-name="Text_20_body"/>
      <text:p text:style-name="P47">This XML file does not appear to have any style information associated with it. The document tree is shown below.</text:p>
      <text:p text:style-name="P55">&lt;!-- Published by JAX-WS RI (http://jax-ws.java.net). RI's version is Metro/2.4.3 (RELEASE-2.4.3-ad3323c; 2019-01-21T17:46:06+0000) JAXWS-RI/2.3.2 JAXWS-API/2.3.2 JAXB-RI/2.3.2 JAXB-API/2.3.2 git-revision#unknown. --&gt;</text:p>
      <text:p text:style-name="P44">&lt;!-- Generated by JAX-WS RI (https://github.com/eclipse-ee4j/metro-jax-ws). RI's version is Metro/2.4.3 (RELEASE-2.4.3-ad3323c; 2019-01-21T17:46:06+0000) JAXWS-RI/2.3.2 JAXWS-API/2.3.2 JAXB-RI/2.3.2 JAXB-API/2.3.2 git-revision#unknown. --&gt;</text:p>
      <text:section text:style-name="Sect1" text:name="folder0">
        <text:p text:style-name="P57">&lt;definitions xmlns:wsu="http://docs.oasis-open.org/wss/2004/01/oasis-200401-wss-wssecurity-utility-1.0.xsd" xmlns:wsp="http://www.w3.org/ns/ws-policy" xmlns:wsp1_2="http://schemas.xmlsoap.org/ws/2004/09/policy" xmlns:wsam="http://www.w3.org/2007/05/addressing/metadata" xmlns:soap="http://schemas.xmlsoap.org/wsdl/soap/" xmlns:tns="http://impl.service.ioc.xtec.cat/" xmlns:xsd="http://www.w3.org/2001/XMLSchema" xmlns="http://schemas.xmlsoap.org/wsdl/" targetNamespace="http://impl.service.ioc.xtec.cat/" name="EspectacleServiceEndpointImpl"&gt;</text:p>
        <text:p text:style-name="P44">&lt;import namespace="http://service.ioc.xtec.cat/" location="http://localhost:8080/cat.xtec.ioc.espectacle/EspectacleServiceEndpointImpl?wsdl=1"/&gt;</text:p>
        <text:section text:style-name="Sect1" text:name="folder1">
          <text:p text:style-name="P57">&lt;binding xmlns:ns1="http://service.ioc.xtec.cat/" name="EspectacleServiceEndpointImplPortBinding" type="ns1:EspectacleServiceEndpoint"&gt;</text:p>
          <text:p text:style-name="P44">&lt;soap:binding transport="http://schemas.xmlsoap.org/soap/http" style="document"/&gt;</text:p>
          <text:section text:style-name="Sect1" text:name="folder2">
            <text:p text:style-name="P57">&lt;operation name="getAllEspectacles"&gt;</text:p>
            <text:p text:style-name="P44">&lt;soap:operation soapAction=""/&gt;</text:p>
            <text:section text:style-name="Sect1" text:name="folder3">
              <text:p text:style-name="P57">&lt;input&gt;</text:p>
              <text:p text:style-name="P44">&lt;soap:body use="literal"/&gt;</text:p>
              <text:p text:style-name="P44">&lt;/input&gt;</text:p>
            </text:section>
            <text:section text:style-name="Sect1" text:name="folder4">
              <text:p text:style-name="P56">&lt;output&gt;</text:p>
              <text:p text:style-name="P44">&lt;soap:body use="literal"/&gt;</text:p>
              <text:p text:style-name="P44">&lt;/output&gt;</text:p>
            </text:section>
            <text:p text:style-name="P45">&lt;/operation&gt;</text:p>
          </text:section>
          <text:section text:style-name="Sect1" text:name="folder5">
            <text:p text:style-name="P56">&lt;operation name="comprar"&gt;</text:p>
            <text:p text:style-name="P44">&lt;soap:operation soapAction=""/&gt;</text:p>
            <text:section text:style-name="Sect1" text:name="folder6">
              <text:p text:style-name="P57">&lt;input&gt;</text:p>
              <text:p text:style-name="P44">&lt;soap:body use="literal"/&gt;</text:p>
              <text:p text:style-name="P44">&lt;/input&gt;</text:p>
            </text:section>
            <text:section text:style-name="Sect1" text:name="folder7">
              <text:p text:style-name="P56">&lt;output&gt;</text:p>
              <text:p text:style-name="P44">&lt;soap:body use="literal"/&gt;</text:p>
              <text:p text:style-name="P44">&lt;/output&gt;</text:p>
            </text:section>
            <text:p text:style-name="P45"><text:soft-page-break/>&lt;/operation&gt;</text:p>
          </text:section>
          <text:section text:style-name="Sect1" text:name="folder8">
            <text:p text:style-name="P56">&lt;operation name="getEspectacle"&gt;</text:p>
            <text:p text:style-name="P44">&lt;soap:operation soapAction=""/&gt;</text:p>
            <text:section text:style-name="Sect1" text:name="folder9">
              <text:p text:style-name="P57">&lt;input&gt;</text:p>
              <text:p text:style-name="P44">&lt;soap:body use="literal"/&gt;</text:p>
              <text:p text:style-name="P44">&lt;/input&gt;</text:p>
            </text:section>
            <text:section text:style-name="Sect1" text:name="folder10">
              <text:p text:style-name="P56">&lt;output&gt;</text:p>
              <text:p text:style-name="P44">&lt;soap:body use="literal"/&gt;</text:p>
              <text:p text:style-name="P44">&lt;/output&gt;</text:p>
            </text:section>
            <text:p text:style-name="P45">&lt;/operation&gt;</text:p>
          </text:section>
          <text:section text:style-name="Sect1" text:name="folder11">
            <text:p text:style-name="P56">&lt;operation name="numEntradesVenudesEspectacle"&gt;</text:p>
            <text:p text:style-name="P44">&lt;soap:operation soapAction=""/&gt;</text:p>
            <text:section text:style-name="Sect1" text:name="folder12">
              <text:p text:style-name="P57">&lt;input&gt;</text:p>
              <text:p text:style-name="P44">&lt;soap:body use="literal"/&gt;</text:p>
              <text:p text:style-name="P44">&lt;/input&gt;</text:p>
            </text:section>
            <text:section text:style-name="Sect1" text:name="folder13">
              <text:p text:style-name="P56">&lt;output&gt;</text:p>
              <text:p text:style-name="P44">&lt;soap:body use="literal"/&gt;</text:p>
              <text:p text:style-name="P44">&lt;/output&gt;</text:p>
            </text:section>
            <text:p text:style-name="P45">&lt;/operation&gt;</text:p>
          </text:section>
          <text:p text:style-name="P45">&lt;/binding&gt;</text:p>
        </text:section>
        <text:section text:style-name="Sect1" text:name="folder14">
          <text:p text:style-name="P56">&lt;service name="EspectacleServiceEndpointImpl"&gt;</text:p>
          <text:section text:style-name="Sect1" text:name="folder15">
            <text:p text:style-name="P57">&lt;port name="EspectacleServiceEndpointImplPort" binding="tns:EspectacleServiceEndpointImplPortBinding"&gt;</text:p>
            <text:p text:style-name="P44">&lt;soap:address location="http://localhost:8080/cat.xtec.ioc.espectacle/EspectacleServiceEndpointImpl"/&gt;</text:p>
            <text:p text:style-name="P44">&lt;/port&gt;</text:p>
          </text:section>
          <text:p text:style-name="P45">&lt;/service&gt;</text:p>
        </text:section>
        <text:p text:style-name="P45">&lt;/definitions&gt;</text:p>
        <text:p text:style-name="P45"/>
      </text:section>
      <text:p text:style-name="Text_20_body"><text:bookmark text:name="yui_3_17_2_1_1636155338210_115"/><text:bookmark text:name="yui_3_17_2_1_1636155338210_116"/><text:span text:style-name="T4">3.</text:span>La comunicació amb un webservice es realitza mitjançant missatges SOAP, que son XML amb una estructura determinada.</text:p>
      <text:section text:style-name="Sect1" text:name="yui_3_17_2_1_1636155338210_125">
        <text:section text:style-name="Sect1" text:name="yui_3_17_2_1_1636155338210_124">
          <text:p text:style-name="P76"><text:bookmark text:name="yui_3_17_2_1_1636155338210_124"/>. Vertader</text:p>
          <text:section text:style-name="Sect1" text:name="Section2">
            <text:section text:style-name="Sect1" text:name="Section3">
              <text:p text:style-name="P46"><text:bookmark text:name="yui_3_17_2_1_1636155338210_126"/></text:p>
            </text:section>
            <text:section text:style-name="Sect1" text:name="Section4">
              <text:p text:style-name="P39"><text:span text:style-name="T11">4.</text:span>Assumint que la classe Espectacle té els següents atributs:</text:p>
              <text:p text:style-name="P39">String nomEspectacle;</text:p>
              <text:p text:style-name="P39">String nomTeatre;</text:p>
              <text:p text:style-name="P39">int capacitat;</text:p>
              <text:p text:style-name="P39">int entradesVenudes;</text:p>
              <text:p text:style-name="P39"><text:bookmark text:name="yui_3_17_2_1_1636156276544_1341"/>aconseguiu la sortida JSON que ens retornarà el servei si executem GET a les URL’s “/cartellera” i “/cartellera/{nom}” del servei REST implementat</text:p>
              <text:p text:style-name="P46"><text:bookmark text:name="yui_3_17_2_1_1636155338210_128"/></text:p>
            </text:section>
          </text:section>
          <text:p text:style-name="P16">//Domini: <text:span text:style-name="T8">Espectacle</text:span></text:p>
          <text:p text:style-name="P11"><text:bookmark text:name="yui_3_17_2_1_1636156276544_1072"/><text:bookmark text:name="yui_3_17_2_1_1636156276544_468"/>package cat.xtec.ioc.domain;</text:p>
          <text:p text:style-name="P11">public class Espectacle {</text:p>
          <text:p text:style-name="P11">    </text:p>
          <text:p text:style-name="P11">private String nomEspectacle;</text:p>
          <text:p text:style-name="P11">private String nomTeatre;</text:p>
          <text:p text:style-name="P11">private int capacitat;</text:p>
          <text:p text:style-name="P11">private int entradesVenudes;</text:p>
          <text:p text:style-name="P11"><text:soft-page-break/>    public Espectacle(String nomEspectacle, String nomTeatre, int capacitat, int entradesVenudes) {</text:p>
          <text:p text:style-name="P11">        this.nomEspectacle = nomEspectacle;</text:p>
          <text:p text:style-name="P11">        this.nomTeatre = nomTeatre;</text:p>
          <text:p text:style-name="P11">        this.capacitat = capacitat;</text:p>
          <text:p text:style-name="P11">        this.entradesVenudes = entradesVenudes;</text:p>
          <text:p text:style-name="P11">    }</text:p>
          <text:p text:style-name="P11">    public String getNomEspectacle() {</text:p>
          <text:p text:style-name="P11">        return nomEspectacle;</text:p>
          <text:p text:style-name="P11">    }</text:p>
          <text:p text:style-name="P11">    public void setNomEspectacle(String nomEspectacle) {</text:p>
          <text:p text:style-name="P11">        this.nomEspectacle = nomEspectacle;</text:p>
          <text:p text:style-name="P11">    }</text:p>
          <text:p text:style-name="P11">    public String getNomTeatre() {</text:p>
          <text:p text:style-name="P11">        return nomTeatre;</text:p>
          <text:p text:style-name="P11">    }</text:p>
          <text:p text:style-name="P11">    public void setNomTeatre(String nomTeatre) {</text:p>
          <text:p text:style-name="P11">        this.nomTeatre = nomTeatre;</text:p>
          <text:p text:style-name="P11">    }</text:p>
          <text:p text:style-name="P11">    public int getCapacitat() {</text:p>
          <text:p text:style-name="P11">        return capacitat;</text:p>
          <text:p text:style-name="P11">    }</text:p>
          <text:p text:style-name="P11">    public void setCapacitat(int capacitat) {</text:p>
          <text:p text:style-name="P11">        this.capacitat = capacitat;</text:p>
          <text:p text:style-name="P11">    }</text:p>
          <text:p text:style-name="P11">    public int getEntradesVenudes() {</text:p>
          <text:p text:style-name="P11">        return entradesVenudes;</text:p>
          <text:p text:style-name="P11">    }</text:p>
          <text:p text:style-name="P11">    public void setEntradesVenudes(int entradesVenudes) {</text:p>
          <text:p text:style-name="P11">        this.entradesVenudes = entradesVenudes;</text:p>
          <text:p text:style-name="P11">    }</text:p>
          <text:p text:style-name="P11">}</text:p>
          <text:p text:style-name="P7"><text:bookmark text:name="yui_3_17_2_1_1636156276544_1077"/>//Repositori: EspectacleRepository</text:p>
          <text:p text:style-name="P9">package cat.xtec.ioc.domain.repository;</text:p>
          <text:p text:style-name="P9">import cat.xtec.ioc.domain.Espectacle;</text:p>
          <text:p text:style-name="P9">import java.util.List;</text:p>
          <text:p text:style-name="P9">public interface EspectacleRepository {</text:p>
          <text:p text:style-name="P9"><text:s text:c="4"/></text:p>
          <text:p text:style-name="P9"><text:s text:c="4"/>List&lt;Espectacle&gt; getAll(); </text:p>
          <text:p text:style-name="P9"><text:s text:c="4"/>//void add(Espectacle espectacle);</text:p>
          <text:p text:style-name="P9"><text:s text:c="4"/>//void update(Espectacle espectacle);</text:p>
          <text:p text:style-name="P9"><text:s text:c="4"/>//void delete(String titul);</text:p>
          <text:p text:style-name="P9"><text:s text:c="4"/>Espectacle get(String titul);</text:p>
          <text:p text:style-name="P9"><text:s text:c="4"/>List&lt;Espectacle&gt; findByNom(String nom); <text:s text:c="5"/></text:p>
          <text:p text:style-name="P9"><text:s text:c="4"/></text:p>
          <text:p text:style-name="P9">}</text:p>
          <text:p text:style-name="P7">//Repositori.imp:InMemoryEspectacleRepository</text:p>
          <text:p text:style-name="P9">package cat.xtec.ioc.domain.repository.impl;</text:p>
          <text:p text:style-name="P9">import cat.xtec.ioc.domain.Espectacle;</text:p>
          <text:p text:style-name="P9">import cat.xtec.ioc.domain.repository.EspectacleRepository;</text:p>
          <text:p text:style-name="P9">import java.util.ArrayList;</text:p>
          <text:p text:style-name="P9">import java.util.HashMap;</text:p>
          <text:p text:style-name="P9"><text:soft-page-break/>import java.util.List;</text:p>
          <text:p text:style-name="P9">import java.util.Map;</text:p>
          <text:p text:style-name="P9">public class InMemoryEspectacleRepository implements EspectacleRepository {</text:p>
          <text:p text:style-name="P9"><text:s text:c="4"/></text:p>
          <text:p text:style-name="P9"><text:s text:c="4"/>private final Map&lt;String, Espectacle&gt; shows = new HashMap&lt;String, Espectacle&gt;(); </text:p>
          <text:p text:style-name="P9"><text:s text:c="4"/></text:p>
          <text:p text:style-name="P9"><text:s text:c="8"/>public InMemoryEspectacleRepository() {</text:p>
          <text:p text:style-name="P9"><text:s text:c="8"/>Espectacle primer = new Espectacle("Espectacle_Catalunya","Teatre Catalunya",300, 200);</text:p>
          <text:p text:style-name="P9"><text:s text:c="8"/>Espectacle segon = <text:s/>new Espectacle("Espectacle_Girona","Teatre Girona",200, 100);</text:p>
          <text:p text:style-name="P9"><text:s text:c="8"/>Espectacle tercer = new Espectacle("Espectacle_Granollers","Teatre Granollers",100, 80);</text:p>
          <text:p text:style-name="P9"><text:s text:c="29"/></text:p>
          <text:p text:style-name="P9"><text:s text:c="8"/>shows.put("Espectacle_Catalunya", primer);</text:p>
          <text:p text:style-name="P9"><text:s text:c="8"/>shows.put("Espectacle_Girona", segon);</text:p>
          <text:p text:style-name="P9"><text:s text:c="8"/>shows.put("Espectacle_Granollers", tercer); <text:s text:c="7"/></text:p>
          <text:p text:style-name="P9"><text:s text:c="4"/>}</text:p>
          <text:p text:style-name="P9"><text:s text:c="4"/></text:p>
          <text:p text:style-name="P9"><text:s text:c="4"/>public List&lt;Espectacle&gt; getAll() {</text:p>
          <text:p text:style-name="P9"><text:s text:c="8"/>return new ArrayList&lt;Espectacle&gt;(shows.values());</text:p>
          <text:p text:style-name="P9"><text:s text:c="4"/>}</text:p>
          <text:p text:style-name="P9"><text:s text:c="5"/>public Espectacle get(String nom) {</text:p>
          <text:p text:style-name="P9"><text:s text:c="8"/>return this.shows.get(nom);</text:p>
          <text:p text:style-name="P9"><text:s text:c="4"/>}</text:p>
          <text:p text:style-name="P9"><text:s text:c="4"/></text:p>
          <text:p text:style-name="P9">}</text:p>
          <text:p text:style-name="P7">//service:ApplicationConfig</text:p>
          <text:p text:style-name="P9">package cat.xtec.ioc.service;</text:p>
          <text:p text:style-name="P9">import javax.ws.rs.core.Application;</text:p>
          <text:p text:style-name="P9">@javax.ws.rs.ApplicationPath("rest")</text:p>
          <text:p text:style-name="P9">public class ApplicationConfig extends Application {</text:p>
          <text:p text:style-name="P9">}</text:p>
          <text:p text:style-name="P7">//service:EspectacleRestService</text:p>
          <text:p text:style-name="P9">package cat.xtec.ioc.service;</text:p>
          <text:p text:style-name="P9">import cat.xtec.ioc.domain.Book;</text:p>
          <text:p text:style-name="P9">import cat.xtec.ioc.domain.Espectacle;</text:p>
          <text:p text:style-name="P9">import cat.xtec.ioc.domain.repository.EspectacleRepository;</text:p>
          <text:p text:style-name="P9">import cat.xtec.ioc.domain.repository.impl.InMemoryBookRepository;</text:p>
          <text:p text:style-name="P9">import cat.xtec.ioc.domain.repository.impl.InMemoryEspectacleRepository;</text:p>
          <text:p text:style-name="P9"><text:soft-page-break/>import java.util.List;</text:p>
          <text:p text:style-name="P9">import javax.inject.Singleton;</text:p>
          <text:p text:style-name="P9">import javax.ws.rs.GET;</text:p>
          <text:p text:style-name="P9">import javax.ws.rs.NotFoundException;</text:p>
          <text:p text:style-name="P9">import javax.ws.rs.Path;</text:p>
          <text:p text:style-name="P9">import javax.ws.rs.PathParam;</text:p>
          <text:p text:style-name="P9">import javax.ws.rs.Produces;</text:p>
          <text:p text:style-name="P9">import javax.ws.rs.core.Context;</text:p>
          <text:p text:style-name="P9">import javax.ws.rs.core.MediaType;</text:p>
          <text:p text:style-name="P9">import javax.ws.rs.core.Response;</text:p>
          <text:p text:style-name="P9">import javax.ws.rs.core.UriInfo;</text:p>
          <text:p text:style-name="P8">@Path("/cartellera")</text:p>
          <text:p text:style-name="P9">@Singleton</text:p>
          <text:p text:style-name="P9">public class EspectacleRestService {</text:p>
          <text:p text:style-name="P9"><text:s text:c="4"/>@Context <text:s/>private UriInfo uriInfo;</text:p>
          <text:p text:style-name="P9"><text:s text:c="4"/></text:p>
          <text:p text:style-name="P9"><text:s text:c="4"/>private EspectacleRepository espectacleRepository = new InMemoryEspectacleRepository(); <text:s text:c="3"/></text:p>
          <text:p text:style-name="P9"><text:s text:c="4"/></text:p>
          <text:p text:style-name="P9"><text:s text:c="8"/>@GET</text:p>
          <text:p text:style-name="P9"><text:s text:c="4"/>@Produces(MediaType.APPLICATION_JSON)</text:p>
          <text:p text:style-name="P9"><text:s text:c="4"/>public List&lt;Espectacle&gt; getAll() {</text:p>
          <text:p text:style-name="P9"><text:s text:c="8"/>return this.espectacleRepository.getAll();</text:p>
          <text:p text:style-name="P9"><text:s text:c="4"/>}</text:p>
          <text:p text:style-name="P9"><text:s text:c="4"/></text:p>
          <text:p text:style-name="P9"><text:s text:c="4"/>@GET</text:p>
          <text:p text:style-name="P9"><text:s text:c="2"/><text:span text:style-name="T9"><text:s text:c="2"/>@Path("{nom}")</text:span></text:p>
          <text:p text:style-name="P9"><text:s text:c="4"/>@Produces(MediaType.APPLICATION_JSON)</text:p>
          <text:p text:style-name="P9"><text:s text:c="4"/>public Response find(@PathParam("nom") String nom) {</text:p>
          <text:p text:style-name="P9"><text:s text:c="8"/>Espectacle espectacle = this.espectacleRepository.get(nom);</text:p>
          <text:p text:style-name="P9"><text:s text:c="8"/>if(espectacle == null) {</text:p>
          <text:p text:style-name="P9"><text:s text:c="12"/>throw new NotFoundException();</text:p>
          <text:p text:style-name="P9"><text:s text:c="8"/>}</text:p>
          <text:p text:style-name="P9"><text:s text:c="8"/>return Response.ok(espectacle).build();</text:p>
          <text:p text:style-name="P9"><text:s text:c="4"/>} <text:s/></text:p>
          <text:p text:style-name="P9"><text:s text:c="4"/></text:p>
          <text:p text:style-name="P9">}</text:p>
          <text:p text:style-name="P19"/>
        </text:section>
        <text:section text:style-name="Sect1" text:name="yui_3_17_2_1_1636155338210_127">
          <text:p text:style-name="P18"/>
          <text:p text:style-name="P20"><text:bookmark text:name="docs-internal-guid-19d26c20-7fff-b8f0-2363-c099dc96bc2f"/><text:span text:style-name="T13">5. </text:span>Prepareu un servei REST en una classe que ens permeti consultar la llista d’espectacles d'un teatre, cercar-los per nom, saber-ne les entrades venudes d'un en concret, fer-ne una compra (modificar el número d’entrades venudes en un número que li passem) i afegir-ne un de nou a la cartellera.</text:p>
          <text:p text:style-name="P40"><text:bookmark text:name="docs-internal-guid-19d26c20-7fff-b8f0-2363-c099dc96bc2f1"/> </text:p>
          <text:p text:style-name="P38"><text:bookmark text:name="docs-internal-guid-19d26c20-7fff-b8f0-2363-c099dc96bc2f2"/><text:bookmark text:name="yui_3_17_2_1_1636156687953_2564"/>Tot el que necessiteu (ex: repositoris InMemory...) ho podeu donar per implementat i no cal que ho mostreu, però ho haureu d'usar amb criteri.</text:p>
          <text:p text:style-name="P18"/>
          <text:p text:style-name="P17"><text:bookmark text:name="yui_3_17_2_1_1636156687953_2516"/>//Domini Espectacle:</text:p>
          <text:p text:style-name="P1">package cat.xtec.ioc.domain;</text:p>
          <text:p text:style-name="P1">public class Espectacle {</text:p>
          <text:p text:style-name="P5">    </text:p>
          <text:p text:style-name="P1">private String idEspectacle;</text:p>
          <text:p text:style-name="P1">private String nomEspectacle;</text:p>
          <text:p text:style-name="P1">private String nomTeatre;</text:p>
          <text:p text:style-name="P1">private int capacitat;</text:p>
          <text:p text:style-name="P1">private int entradesVenudes;</text:p>
          <text:p text:style-name="P5">    <text:span text:style-name="T15">public Espectacle(String idEspectacle,String nomEspectacle, String nomTeatre, int capacitat, int entradesVenudes) {</text:span></text:p>
          <text:p text:style-name="P5">        <text:span text:style-name="T15">this.idEspectacle=idEspectacle;</text:span></text:p>
          <text:p text:style-name="P5">        <text:span text:style-name="T15">this.nomEspectacle = nomEspectacle;</text:span></text:p>
          <text:p text:style-name="P5">        <text:span text:style-name="T15">this.nomTeatre = nomTeatre;</text:span></text:p>
          <text:p text:style-name="P5">        <text:span text:style-name="T15">this.capacitat = capacitat;</text:span></text:p>
          <text:p text:style-name="P5">        <text:span text:style-name="T15">this.entradesVenudes = entradesVenudes;</text:span></text:p>
          <text:p text:style-name="P5">    <text:span text:style-name="T15">}</text:span></text:p>
          <text:p text:style-name="P5">    <text:span text:style-name="T15">public String getIdEspectacle() {</text:span></text:p>
          <text:p text:style-name="P5">        <text:span text:style-name="T15">return idEspectacle;</text:span></text:p>
          <text:p text:style-name="P5">    <text:span text:style-name="T15">}</text:span></text:p>
          <text:p text:style-name="P5">    <text:span text:style-name="T15">public void setIdEspectacle(String idEspectacle) {</text:span></text:p>
          <text:p text:style-name="P5">        <text:span text:style-name="T15">this.idEspectacle = idEspectacle;</text:span></text:p>
          <text:p text:style-name="P5">    <text:span text:style-name="T15">}</text:span></text:p>
          <text:p text:style-name="P5">    <text:span text:style-name="T15">public String getNomEspectacle() {</text:span></text:p>
          <text:p text:style-name="P5">        <text:span text:style-name="T15">return nomEspectacle;</text:span></text:p>
          <text:p text:style-name="P5">    <text:span text:style-name="T15">}</text:span></text:p>
          <text:p text:style-name="P5">    <text:span text:style-name="T15">public void setNomEspectacle(String nomEspectacle) {</text:span></text:p>
          <text:p text:style-name="P5">        <text:span text:style-name="T15">this.nomEspectacle = nomEspectacle;</text:span></text:p>
          <text:p text:style-name="P5">    <text:span text:style-name="T15">}</text:span></text:p>
          <text:p text:style-name="P5">    <text:span text:style-name="T15">public String getNomTeatre() {</text:span></text:p>
          <text:p text:style-name="P5">        <text:span text:style-name="T15">return nomTeatre;</text:span></text:p>
          <text:p text:style-name="P5">    <text:span text:style-name="T15">}</text:span></text:p>
          <text:p text:style-name="P5"><text:soft-page-break/>    <text:span text:style-name="T15">public void setNomTeatre(String nomTeatre) {</text:span></text:p>
          <text:p text:style-name="P5">        <text:span text:style-name="T15">this.nomTeatre = nomTeatre;</text:span></text:p>
          <text:p text:style-name="P5">    <text:span text:style-name="T15">}</text:span></text:p>
          <text:p text:style-name="P5">    <text:span text:style-name="T15">public int getCapacitat() {</text:span></text:p>
          <text:p text:style-name="P5">        <text:span text:style-name="T15">return capacitat;</text:span></text:p>
          <text:p text:style-name="P5">    <text:span text:style-name="T15">}</text:span></text:p>
          <text:p text:style-name="P5">    <text:span text:style-name="T15">public void setCapacitat(int capacitat) {</text:span></text:p>
          <text:p text:style-name="P5">        <text:span text:style-name="T15">this.capacitat = capacitat;</text:span></text:p>
          <text:p text:style-name="P5">    <text:span text:style-name="T15">}</text:span></text:p>
          <text:p text:style-name="P5">    <text:span text:style-name="T15">public int getEntradesVenudes() {</text:span></text:p>
          <text:p text:style-name="P5">        <text:span text:style-name="T15">return entradesVenudes;</text:span></text:p>
          <text:p text:style-name="P5">    <text:span text:style-name="T15">}</text:span></text:p>
          <text:p text:style-name="P5">    <text:span text:style-name="T15">public void setEntradesVenudes(int entradesVenudes) {</text:span></text:p>
          <text:p text:style-name="P5">        <text:span text:style-name="T15">this.entradesVenudes = entradesVenudes;</text:span></text:p>
          <text:p text:style-name="P5">    <text:span text:style-name="T15">}</text:span></text:p>
          <text:p text:style-name="P5">    </text:p>
          <text:p text:style-name="P5">    </text:p>
          <text:p text:style-name="P1">}</text:p>
          <text:p text:style-name="P21"><text:bookmark text:name="yui_3_17_2_1_1636156687953_551"/>//Damain repositori: EspectacleRepository</text:p>
          <text:p text:style-name="P1">package cat.xtec.ioc.domain.repository;</text:p>
          <text:p text:style-name="P1">import cat.xtec.ioc.domain.Espectacle;</text:p>
          <text:p text:style-name="P1">import java.util.List;</text:p>
          <text:p text:style-name="P1">public interface EspectacleRepository {</text:p>
          <text:p text:style-name="P5">    </text:p>
          <text:p text:style-name="P5">    <text:span text:style-name="T15">List&lt;Espectacle&gt; getAll();</text:span></text:p>
          <text:p text:style-name="P5">    <text:span text:style-name="T15">Espectacle get(String titul);</text:span></text:p>
          <text:p text:style-name="P5">    <text:span text:style-name="T15">List&lt;Espectacle&gt; findByNomTeatre(String nom);    </text:span></text:p>
          <text:p text:style-name="P5">    <text:span text:style-name="T15">List&lt;Espectacle&gt; findByNomEspectacle(String nom);</text:span></text:p>
          <text:p text:style-name="P5">    <text:span text:style-name="T15">int  numEntradesVenudesEspectacle(String nomEspectalce);</text:span></text:p>
          <text:p text:style-name="P5">    <text:span text:style-name="T15">List&lt;Espectacle&gt; comprarEspectacle(String nomEspectacle, int num);</text:span></text:p>
          <text:p text:style-name="P5">    <text:span text:style-name="T15">void add(Espectacle espectacle);</text:span></text:p>
          <text:p text:style-name="P5">    </text:p>
          <text:p text:style-name="P1">}</text:p>
          <text:p text:style-name="P21"><text:bookmark text:name="yui_3_17_2_1_1636156687953_1064"/><text:bookmark text:name="yui_3_17_2_1_1636156687953_5511"/>//Application Config</text:p>
          <text:p text:style-name="P25"><text:bookmark text:name="yui_3_17_2_1_1636156687953_809"/><text:bookmark text:name="yui_3_17_2_1_1636156687953_5512"/>package cat.xtec.ioc.service;</text:p>
          <text:p text:style-name="P12">import javax.ws.rs.core.Application;</text:p>
          <text:p text:style-name="P12">@javax.ws.rs.ApplicationPath("rest")</text:p>
          <text:p text:style-name="P12">public class ApplicationConfig extends Application {</text:p>
          <text:p text:style-name="P1">}</text:p>
          <text:p text:style-name="P31"><text:bookmark text:name="yui_3_17_2_1_1636156687953_2600"/><text:bookmark text:name="yui_3_17_2_1_1636156687953_2582"/>//EspectacleRestService </text:p>
          <text:p text:style-name="P22"><text:bookmark text:name="yui_3_17_2_1_1636156687953_468"/>package cat.xtec.ioc.service;</text:p>
          <text:p text:style-name="P1"><text:soft-page-break/>import cat.xtec.ioc.domain.Espectacle;</text:p>
          <text:p text:style-name="P1">import cat.xtec.ioc.domain.repository.EspectacleRepository;</text:p>
          <text:p text:style-name="P1">import cat.xtec.ioc.domain.repository.impl.InMemoryEspectacleRepository;</text:p>
          <text:p text:style-name="P1">import java.net.URI;</text:p>
          <text:p text:style-name="P1">import java.util.List;</text:p>
          <text:p text:style-name="P1">import javax.inject.Singleton;</text:p>
          <text:p text:style-name="P1">import javax.ws.rs.BadRequestException;</text:p>
          <text:p text:style-name="P1">import javax.ws.rs.Consumes;</text:p>
          <text:p text:style-name="P1">import javax.ws.rs.GET;</text:p>
          <text:p text:style-name="P1">import javax.ws.rs.NotFoundException;</text:p>
          <text:p text:style-name="P1">import javax.ws.rs.POST;</text:p>
          <text:p text:style-name="P1">import javax.ws.rs.Path;</text:p>
          <text:p text:style-name="P1">import javax.ws.rs.PathParam;</text:p>
          <text:p text:style-name="P1">import javax.ws.rs.Produces;</text:p>
          <text:p text:style-name="P1">import javax.ws.rs.core.Context;</text:p>
          <text:p text:style-name="P1">import javax.ws.rs.core.MediaType;</text:p>
          <text:p text:style-name="P1">import javax.ws.rs.core.Response;</text:p>
          <text:p text:style-name="P1">import javax.ws.rs.core.UriInfo;</text:p>
          <text:p text:style-name="P1">@Path("/cartellera")</text:p>
          <text:p text:style-name="P1">@Singleton</text:p>
          <text:p text:style-name="P1">public class EspectacleRestService {</text:p>
          <text:p text:style-name="P5">    <text:span text:style-name="T15">@Context  private UriInfo uriInfo;</text:span></text:p>
          <text:p text:style-name="P5">    </text:p>
          <text:p text:style-name="P5">    <text:span text:style-name="T15">private EspectacleRepository espectacleRepository = new InMemoryEspectacleRepository();    </text:span></text:p>
          <text:p text:style-name="P5">    </text:p>
          <text:p text:style-name="P5">    <text:span text:style-name="T15">@GET</text:span></text:p>
          <text:p text:style-name="P5">    <text:span text:style-name="T15">@Produces(MediaType.APPLICATION_JSON)</text:span></text:p>
          <text:p text:style-name="P5">    <text:span text:style-name="T15">public List&lt;Espectacle&gt; getAll() {</text:span></text:p>
          <text:p text:style-name="P5">        <text:span text:style-name="T15">return this.espectacleRepository.getAll();</text:span></text:p>
          <text:p text:style-name="P5">    <text:span text:style-name="T15">}</text:span></text:p>
          <text:p text:style-name="P5">    </text:p>
          <text:p text:style-name="P5">    <text:span text:style-name="T15">@GET</text:span></text:p>
          <text:p text:style-name="P5">    <text:span text:style-name="T15">@Path("{nom}")</text:span></text:p>
          <text:p text:style-name="P5">    <text:span text:style-name="T15">@Produces(MediaType.APPLICATION_JSON)</text:span></text:p>
          <text:p text:style-name="P5">    <text:span text:style-name="T15">public Response find(@PathParam("nom") String nom) {</text:span></text:p>
          <text:p text:style-name="P5">        <text:span text:style-name="T15">Espectacle espectacle = this.espectacleRepository.get(nom);</text:span></text:p>
          <text:p text:style-name="P5">        <text:span text:style-name="T15">if(espectacle == null) {</text:span></text:p>
          <text:p text:style-name="P5">            <text:span text:style-name="T15">throw new NotFoundException();</text:span></text:p>
          <text:p text:style-name="P5">        <text:span text:style-name="T15">}</text:span></text:p>
          <text:p text:style-name="P5"><text:soft-page-break/>        <text:span text:style-name="T15">return Response.ok(espectacle).build();</text:span></text:p>
          <text:p text:style-name="P5">    <text:span text:style-name="T15">}</text:span></text:p>
          <text:p text:style-name="P5">    </text:p>
          <text:p text:style-name="P5">    <text:span text:style-name="T16">//llista d'espectacles d'un teatre</text:span></text:p>
          <text:p text:style-name="P5">    <text:span text:style-name="T15">@GET</text:span></text:p>
          <text:p text:style-name="P5">    <text:span text:style-name="T15">@Path("findByNomTeatre/{nomTeatre}")</text:span></text:p>
          <text:p text:style-name="P5">    <text:span text:style-name="T15">@Produces(MediaType.APPLICATION_JSON)</text:span></text:p>
          <text:p text:style-name="P5">    <text:span text:style-name="T15">public List&lt;Espectacle&gt; findByNomTeatre(@PathParam("nomTeatre") String nomTeatre) {</text:span></text:p>
          <text:p text:style-name="P5">        <text:span text:style-name="T15">return this.espectacleRepository.findByNomTeatre(nomTeatre);</text:span></text:p>
          <text:p text:style-name="P5">    <text:span text:style-name="T15">} </text:span></text:p>
          <text:p text:style-name="P5">    </text:p>
          <text:p text:style-name="P5">  <text:span text:style-name="T9">  </text:span><text:span text:style-name="T16">//cercar-los per nom espectacle</text:span></text:p>
          <text:p text:style-name="P5">        <text:span text:style-name="T15">@GET</text:span></text:p>
          <text:p text:style-name="P5">    <text:span text:style-name="T15">@Path("findByNomEspectacle/{nomEspectacle}")</text:span></text:p>
          <text:p text:style-name="P5">    <text:span text:style-name="T15">@Produces(MediaType.APPLICATION_JSON)</text:span></text:p>
          <text:p text:style-name="P5">    <text:span text:style-name="T15">public List&lt;Espectacle&gt; findByNomEspectacle(@PathParam("nomEspectacle") String nomEspectacle) {</text:span></text:p>
          <text:p text:style-name="P5">        <text:span text:style-name="T15">return this.espectacleRepository.findByNomEspectacle(nomEspectacle);</text:span></text:p>
          <text:p text:style-name="P5">    <text:span text:style-name="T15">} </text:span></text:p>
          <text:p text:style-name="P5">    </text:p>
          <text:p text:style-name="P5">  <text:span text:style-name="T9">  </text:span><text:span text:style-name="T16">//comprarEspectacle, retorna un numero de espectacles (numero d'entrades comprades)</text:span></text:p>
          <text:p text:style-name="P5">    <text:span text:style-name="T15">//a partir del nom d'un espectacle</text:span></text:p>
          <text:p text:style-name="P5">    <text:span text:style-name="T15">@GET</text:span></text:p>
          <text:p text:style-name="P5">    <text:span text:style-name="T15">@Path("comprarEspectacle/{nomEspectacle}/{numEntrades}")</text:span></text:p>
          <text:p text:style-name="P5">    <text:span text:style-name="T15">//@Path("comprarEspectacle/{numEntrades}")</text:span></text:p>
          <text:p text:style-name="P5">    <text:span text:style-name="T15">@Produces(MediaType.APPLICATION_JSON)</text:span></text:p>
          <text:p text:style-name="P5">    <text:span text:style-name="T15">public List&lt;Espectacle&gt; comprarEspectacle(@PathParam("nomEspectacle") String nomEspectacle, @PathParam("numEntrades") int numEntrades) {</text:span></text:p>
          <text:p text:style-name="P5">        <text:span text:style-name="T15">return this.espectacleRepository.comprarEspectacle(nomEspectacle,numEntrades);</text:span></text:p>
          <text:p text:style-name="P5">    <text:span text:style-name="T15">} </text:span></text:p>
          <text:p text:style-name="P5">    </text:p>
          <text:p text:style-name="P5">    </text:p>
          <text:p text:style-name="P64">    <text:span text:style-name="T14">//numEntradesVenudesEspectacle. En aquest cas pel l'id, també podria se pel nom</text:span></text:p>
          <text:p text:style-name="P5">        <text:span text:style-name="T15">@GET</text:span></text:p>
          <text:p text:style-name="P5">    <text:span text:style-name="T15">@Path("numEntradesVenudesEspectacle/{idEspectacle}")</text:span></text:p>
          <text:p text:style-name="P5">    <text:span text:style-name="T15">@Produces(MediaType.APPLICATION_JSON)</text:span></text:p>
          <text:p text:style-name="P5">    <text:span text:style-name="T15">public int numEntradesVenudesEspectacle(@PathParam("idEspectacle") String idEspectacle) {</text:span></text:p>
          <text:p text:style-name="P5"><text:soft-page-break/>        <text:span text:style-name="T15">return this.espectacleRepository.numEntradesVenudesEspectacle(idEspectacle);</text:span></text:p>
          <text:p text:style-name="P5">    <text:span text:style-name="T15">}</text:span></text:p>
          <text:p text:style-name="P5">    </text:p>
          <text:p text:style-name="P5">    <text:span text:style-name="T15">@POST</text:span></text:p>
          <text:p text:style-name="P5">    <text:span text:style-name="T15">@Consumes(MediaType.APPLICATION_JSON)</text:span></text:p>
          <text:p text:style-name="P5">    <text:span text:style-name="T15">public Response create(Espectacle espectacle) {</text:span></text:p>
          <text:p text:style-name="P5">        <text:span text:style-name="T15">if(espectacle == null) {</text:span></text:p>
          <text:p text:style-name="P5">            <text:span text:style-name="T15">throw new BadRequestException();</text:span></text:p>
          <text:p text:style-name="P5">        <text:span text:style-name="T15">}</text:span></text:p>
          <text:p text:style-name="P5">        <text:span text:style-name="T15">this.espectacleRepository.add(espectacle);</text:span></text:p>
          <text:p text:style-name="P5">        </text:p>
          <text:p text:style-name="P5">        <text:span text:style-name="T15">URI bookUri = uriInfo.getAbsolutePathBuilder().path(espectacle.getIdEspectacle()).build(); </text:span></text:p>
          <text:p text:style-name="P5">        <text:span text:style-name="T15">return Response.ok(bookUri).build();</text:span></text:p>
          <text:p text:style-name="P5">    <text:span text:style-name="T15">}    </text:span></text:p>
          <text:p text:style-name="P1">}</text:p>
          <text:p text:style-name="P31"><text:bookmark text:name="yui_3_17_2_1_1636156687953_1281"/>// Tot i que l'enunciat no el demana </text:p>
          <text:p text:style-name="P24"><text:bookmark text:name="yui_3_17_2_1_1636156687953_1075"/><text:bookmark text:name="yui_3_17_2_1_1636156687953_1076"/><text:bookmark text:name="yui_3_17_2_1_1636156687953_12811"/>// InMemoryEspectacleRepository</text:p>
          <text:p text:style-name="P11"><text:bookmark text:name="yui_3_17_2_1_1636156687953_2103"/><text:bookmark text:name="yui_3_17_2_1_1636156687953_2104"/>package cat.xtec.ioc.domain.repository.impl;</text:p>
          <text:p text:style-name="P11">import cat.xtec.ioc.domain.Espectacle;</text:p>
          <text:p text:style-name="P11">import cat.xtec.ioc.domain.repository.EspectacleRepository;</text:p>
          <text:p text:style-name="P11">import java.util.ArrayList;</text:p>
          <text:p text:style-name="P11">import java.util.HashMap;</text:p>
          <text:p text:style-name="P11">import java.util.List;</text:p>
          <text:p text:style-name="P11">import java.util.Map;</text:p>
          <text:p text:style-name="P11">public class InMemoryEspectacleRepository implements EspectacleRepository {</text:p>
          <text:p text:style-name="P11"><text:s text:c="4"/></text:p>
          <text:p text:style-name="P11"><text:s text:c="4"/>private final Map&lt;String, Espectacle&gt; shows = new HashMap();</text:p>
          <text:p text:style-name="P11"><text:s text:c="4"/></text:p>
          <text:p text:style-name="P11"><text:s text:c="8"/>public InMemoryEspectacleRepository() {</text:p>
          <text:p text:style-name="P11"><text:s text:c="8"/>Espectacle primer = new Espectacle("111","Espectacle_Catalunya","Teatre_Catalunya",300, 200);</text:p>
          <text:p text:style-name="P11"><text:s text:c="8"/>Espectacle segon = <text:s/>new Espectacle("222","Espectacle_Girona","Teatre_Girona",200, 100);</text:p>
          <text:p text:style-name="P11"><text:s text:c="8"/>Espectacle tercer = new Espectacle("333","Espectacle_Nacional","Teatre_Granollers",100, 80);</text:p>
          <text:p text:style-name="P11"><text:s text:c="8"/>Espectacle quart = new Espectacle("444","Espectacle_Nacional","Teatre_Catalunya",300, 200);</text:p>
          <text:p text:style-name="P11"><text:s text:c="8"/>Espectacle cinque = new Espectacle("555","Espectacle_Nacional","Teatre_Girona",300, 200); <text:s text:c="7"/></text:p>
          <text:p text:style-name="P11"><text:s text:c="29"/></text:p>
          <text:p text:style-name="P11"><text:s text:c="8"/>shows.put("111", primer);</text:p>
          <text:p text:style-name="P11"><text:s text:c="8"/>shows.put("222", segon);</text:p>
          <text:p text:style-name="P11"><text:s text:c="8"/>shows.put("333", tercer);</text:p>
          <text:p text:style-name="P11"><text:s text:c="8"/>shows.put("444", quart);</text:p>
          <text:p text:style-name="P11"><text:s text:c="8"/>shows.put("555", cinque); <text:s text:c="8"/></text:p>
          <text:p text:style-name="P11"><text:s text:c="4"/>}</text:p>
          <text:p text:style-name="P11"><text:s text:c="4"/></text:p>
          <text:p text:style-name="P11"><text:s text:c="4"/>public List&lt;Espectacle&gt; getAll() {</text:p>
          <text:p text:style-name="P11"><text:s text:c="8"/>return new ArrayList&lt;Espectacle&gt;(shows.values());</text:p>
          <text:p text:style-name="P11"><text:s text:c="4"/>}</text:p>
          <text:p text:style-name="P11"><text:s text:c="5"/>public Espectacle get(String nom) {</text:p>
          <text:p text:style-name="P11"><text:s text:c="8"/>return this.shows.get(nom);</text:p>
          <text:p text:style-name="P11"><text:soft-page-break/><text:s text:c="4"/>}</text:p>
          <text:p text:style-name="P11"><text:s text:c="4"/>public List&lt;Espectacle&gt; findByNomTeatre(String nomTeatre) {</text:p>
          <text:p text:style-name="P11"><text:s text:c="11"/>List&lt;Espectacle&gt; result = new ArrayList&lt;Espectacle&gt;();</text:p>
          <text:p text:style-name="P11"><text:s text:c="8"/>for (Espectacle espectacle : shows.values()) {</text:p>
          <text:p text:style-name="P11"><text:s text:c="12"/>if(espectacle.getNomTeatre().equals(nomTeatre)) {</text:p>
          <text:p text:style-name="P11"><text:s text:c="16"/>result.add(espectacle);</text:p>
          <text:p text:style-name="P11"><text:s text:c="12"/>}</text:p>
          <text:p text:style-name="P11"><text:s text:c="8"/>}</text:p>
          <text:p text:style-name="P11"><text:s text:c="8"/>return result;</text:p>
          <text:p text:style-name="P11"><text:s text:c="4"/>} <text:s text:c="4"/></text:p>
          <text:p text:style-name="P11"><text:s text:c="5"/></text:p>
          <text:p text:style-name="P11"><text:s text:c="4"/>public List&lt;Espectacle&gt; findByNomEspectacle(String nom) {</text:p>
          <text:p text:style-name="P11"><text:s text:c="8"/>List&lt;Espectacle&gt; result = new ArrayList&lt;Espectacle&gt;();</text:p>
          <text:p text:style-name="P11"><text:s text:c="8"/>for (Espectacle espectacle : shows.values()) {</text:p>
          <text:p text:style-name="P11"><text:s text:c="12"/>if(espectacle.getNomEspectacle().equals(nom)) {</text:p>
          <text:p text:style-name="P11"><text:s text:c="16"/>result.add(espectacle);</text:p>
          <text:p text:style-name="P11"><text:s text:c="12"/>}</text:p>
          <text:p text:style-name="P11"><text:s text:c="8"/>}</text:p>
          <text:p text:style-name="P11"><text:s text:c="8"/>return result;</text:p>
          <text:p text:style-name="P11"><text:s text:c="4"/>}</text:p>
          <text:p text:style-name="P11"><text:s text:c="4"/></text:p>
          <text:p text:style-name="P11"><text:s text:c="4"/>public List&lt;Espectacle&gt; comprarEspectacle(String nomEspectacle, int numEntrades) {</text:p>
          <text:p text:style-name="P11"><text:s text:c="8"/>List&lt;Espectacle&gt; result = new ArrayList&lt;Espectacle&gt;();</text:p>
          <text:p text:style-name="P11"><text:s text:c="8"/>for (Espectacle espectacle : shows.values()) {</text:p>
          <text:p text:style-name="P11"><text:s text:c="12"/>if(espectacle.getNomEspectacle().equals(nomEspectacle)) {</text:p>
          <text:p text:style-name="P11"><text:s text:c="16"/>for (int i = 0; i &lt; numEntrades; i++){</text:p>
          <text:p text:style-name="P11"><text:s text:c="15"/>espectacle.setEntradesVenudes(numEntrades);</text:p>
          <text:p text:style-name="P11"><text:s text:c="16"/>result.add(espectacle);</text:p>
          <text:p text:style-name="P11"><text:s text:c="16"/>}</text:p>
          <text:p text:style-name="P11"><text:s text:c="12"/>}</text:p>
          <text:p text:style-name="P11"><text:s text:c="12"/>}</text:p>
          <text:p text:style-name="P11"><text:s text:c="8"/>return result;</text:p>
          <text:p text:style-name="P11"><text:s text:c="4"/>}</text:p>
          <text:p text:style-name="P11"><text:s text:c="4"/></text:p>
          <text:p text:style-name="P11"><text:s text:c="4"/>public int numEntradesVenudesEspectacle(String idEspectacle) {</text:p>
          <text:p text:style-name="P11"><text:s text:c="8"/>int result=0;</text:p>
          <text:p text:style-name="P11"><text:s text:c="8"/>for (Espectacle espectacle : shows.values()) {</text:p>
          <text:p text:style-name="P11"><text:s text:c="12"/>if(espectacle.getIdEspectacle().equals(idEspectacle)) {</text:p>
          <text:p text:style-name="P11"><text:s text:c="16"/>result=espectacle.getEntradesVenudes();</text:p>
          <text:p text:style-name="P11"><text:s text:c="12"/>}</text:p>
          <text:p text:style-name="P11"><text:s text:c="8"/>}</text:p>
          <text:p text:style-name="P11"><text:s text:c="8"/>return result;</text:p>
          <text:p text:style-name="P11"><text:s text:c="4"/>}</text:p>
          <text:p text:style-name="P11"><text:s text:c="4"/></text:p>
          <text:p text:style-name="P11"><text:s text:c="4"/>public void add(Espectacle espectacle) {</text:p>
          <text:p text:style-name="P11"><text:s text:c="8"/>this.shows.put(espectacle.getIdEspectacle(), espectacle);</text:p>
          <text:p text:style-name="P11"><text:s text:c="4"/>}</text:p>
          <text:p text:style-name="P11"><text:s text:c="4"/></text:p>
          <text:p text:style-name="P11"><text:s text:c="3"/></text:p>
          <text:p text:style-name="P11">}</text:p>
          <text:p text:style-name="P61"><text:line-break/></text:p>
          <text:section text:style-name="Sect1" text:name="yui_3_17_2_1_1636155338210_126">
            <text:p text:style-name="P19"/>
          </text:section>
          <text:section text:style-name="Sect1" text:name="yui_3_17_2_1_1636155338210_128">
            <text:p text:style-name="P19"/>
          </text:section>
        </text:section>
      </text:section>
      <text:p text:style-name="P49"/>
      <text:p text:style-name="P50"><text:span text:style-name="T5">6.</text:span><text:span text:style-name="T1">JAX-RS proveeix de les següents anotacions:</text:span></text:p>
      <text:p text:style-name="P48">d. @Path<text:line-break/>@Path<text:line-break/>@Path<text:line-break/>@Path</text:p>
      <text:section text:style-name="Sect1" text:name="yui_3_17_2_1_1636157296873_136">
        <text:p text:style-name="P58">e. @GET</text:p>
      </text:section>
      <text:p text:style-name="P52"/>
      <text:p text:style-name="P52"><text:span text:style-name="T12">7. </text:span>Escriviu un possible client en Java per a un servei REST publicat a la URL http://localhost:8080/consultaCartellera/rest/</text:p>
      <text:p text:style-name="P35"/>
      <text:p text:style-name="P29">que aconsegueixi la llista de tots els espectacles de la cartellera. (/cartellera)</text:p>
      <text:p text:style-name="P29"><text:bookmark text:name="yui_3_17_2_1_1636157420749_724"/>Amb quina API treballeu?</text:p>
      <text:p text:style-name="P53"><text:bookmark text:name="yui_3_17_2_1_1636157420749_732"/><text:line-break/><text:bookmark text:name="yui_3_17_2_1_1636157420749_731"/>// Es mostra la llista de tots els espectacles de la cartellera. (/cartellera)<text:line-break/>i de pas es comprova que funciona</text:p>
      <text:p text:style-name="P34">//L'API amb la qual es treballa: JAX-RS</text:p>
      <text:p text:style-name="P23">package cat.xtec.ioc.test;</text:p>
      <text:p text:style-name="P26">import cat.xtec.ioc.domain.Espectacle;</text:p>
      <text:p text:style-name="P14">import com.fasterxml.jackson.core.JsonProcessingException;</text:p>
      <text:p text:style-name="P14">import com.fasterxml.jackson.databind.ObjectMapper;</text:p>
      <text:p text:style-name="P14">import java.net.URI;</text:p>
      <text:p text:style-name="P14">import java.util.List;</text:p>
      <text:p text:style-name="P14">import javax.ws.rs.client.Client;</text:p>
      <text:p text:style-name="P14">import javax.ws.rs.client.ClientBuilder;</text:p>
      <text:p text:style-name="P14">import javax.ws.rs.client.Invocation;</text:p>
      <text:p text:style-name="P14">import javax.ws.rs.client.WebTarget;</text:p>
      <text:p text:style-name="P14">import javax.ws.rs.core.GenericType;</text:p>
      <text:p text:style-name="P14">import javax.ws.rs.core.MediaType;</text:p>
      <text:p text:style-name="P14">import javax.ws.rs.core.Response;</text:p>
      <text:p text:style-name="P14">import javax.ws.rs.core.UriBuilder;</text:p>
      <text:p text:style-name="P14">import static org.junit.Assert.assertTrue;</text:p>
      <text:p text:style-name="P14">import org.junit.Test;</text:p>
      <text:p text:style-name="P14">public class EspectacleRestServiceTest {</text:p>
      <text:p text:style-name="P14"><text:s text:c="4"/>private static final URI uri = UriBuilder.fromUri("http://localhost:8080/cat.xtec.EAC5/rest/cartellera/").port(8080).build();</text:p>
      <text:p text:style-name="P14"><text:s text:c="4"/>private static final Client client = ClientBuilder.newClient();</text:p>
      <text:p text:style-name="P14"><text:s text:c="4"/></text:p>
      <text:p text:style-name="P14"><text:s text:c="4"/>@Test</text:p>
      <text:p text:style-name="P14"><text:s text:c="4"/>public void shouldReturnAllEspectacles() throws JsonProcessingException {</text:p>
      <text:p text:style-name="P14">URI uri = UriBuilder.fromUri("http://localhost:8080/cat.xtec.EAC5/rest/cartellera/").port(8080).build();</text:p>
      <text:p text:style-name="P14"><text:s text:c="8"/>WebTarget target = client.target(uri);</text:p>
      <text:p text:style-name="P14"><text:s text:c="8"/>Invocation invocation = target.request(MediaType.APPLICATION_JSON).buildGet();</text:p>
      <text:p text:style-name="P14"><text:s text:c="8"/>Espectacle primer = new Espectacle("111","Espectacle_Catalunya","Teatre_Catalunya",300, 200);</text:p>
      <text:p text:style-name="P14"><text:s text:c="8"/>Espectacle segon = <text:s/>new Espectacle("222","Espectacle_Girona","Teatre_Girona",200, 100);</text:p>
      <text:p text:style-name="P14"><text:s text:c="8"/></text:p>
      <text:p text:style-name="P14"><text:s text:c="8"/>// Act</text:p>
      <text:p text:style-name="P14"><text:s text:c="8"/>Response res = invocation.invoke();</text:p>
      <text:p text:style-name="P14"><text:soft-page-break/><text:s text:c="8"/>List&lt;Espectacle&gt; returnedEpectacles = res.readEntity(new GenericType&lt;List&lt;Espectacle&gt;&gt;() {});</text:p>
      <text:p text:style-name="P14"><text:s text:c="8"/></text:p>
      <text:p text:style-name="P14"><text:s text:c="8"/>// Assert</text:p>
      <text:p text:style-name="P14"><text:s text:c="8"/>assertTrue(returnedEpectacles.contains(primer)); <text:s text:c="15"/></text:p>
      <text:p text:style-name="P14"><text:s text:c="8"/>assertTrue(returnedEpectacles.contains(segon));</text:p>
      <text:p text:style-name="P14"><text:s text:c="8"/>//Shows</text:p>
      <text:p text:style-name="P14"><text:s text:c="8"/>//Es mostra tot el json de la pagina</text:p>
      <text:p text:style-name="P14"><text:s text:c="8"/>ObjectMapper mapper = new ObjectMapper();</text:p>
      <text:p text:style-name="P14"><text:s text:c="8"/>System.out.print(mapper.writerWithDefaultPrettyPrinter().writeValueAsString(returnedEpectacles));</text:p>
      <text:p text:style-name="P14"><text:s text:c="8"/></text:p>
      <text:p text:style-name="P14"><text:s text:c="8"/>//Tots els espectacles:</text:p>
      <text:p text:style-name="P14"><text:s text:c="8"/>for(Espectacle espectacle: returnedEpectacles ){</text:p>
      <text:p text:style-name="P14"><text:s text:c="12"/>System.out.println(espectacle.getNomEspectacle());</text:p>
      <text:p text:style-name="P14"><text:s text:c="8"/>}</text:p>
      <text:p text:style-name="P14"><text:s text:c="4"/>}}</text:p>
      <text:p text:style-name="P69"/>
      <text:p text:style-name="P69">//domain:</text:p>
      <text:p text:style-name="P14"/>
      <text:p text:style-name="P14">package cat.xtec.ioc.domain;</text:p>
      <text:p text:style-name="P14">public class Espectacle {</text:p>
      <text:p text:style-name="P14"><text:s text:c="4"/></text:p>
      <text:p text:style-name="P14">private String idEspectacle;</text:p>
      <text:p text:style-name="P14">private String nomEspectacle;</text:p>
      <text:p text:style-name="P14">private String nomTeatre;</text:p>
      <text:p text:style-name="P14">private int capacitat;</text:p>
      <text:p text:style-name="P14">private int entradesVenudes;</text:p>
      <text:p text:style-name="P14">public Espectacle(){</text:p>
      <text:p text:style-name="P14">}</text:p>
      <text:p text:style-name="P14"><text:s text:c="4"/>public Espectacle(String idEspectacle,String nomEspectacle, String nomTeatre, int capacitat, int entradesVenudes) {</text:p>
      <text:p text:style-name="P14"><text:s text:c="8"/>this.idEspectacle=idEspectacle;</text:p>
      <text:p text:style-name="P14"><text:s text:c="8"/>this.nomEspectacle = nomEspectacle;</text:p>
      <text:p text:style-name="P14"><text:s text:c="8"/>this.nomTeatre = nomTeatre;</text:p>
      <text:p text:style-name="P14"><text:s text:c="8"/>this.capacitat = capacitat;</text:p>
      <text:p text:style-name="P14"><text:s text:c="8"/>this.entradesVenudes = entradesVenudes;</text:p>
      <text:p text:style-name="P14"><text:s text:c="4"/>}</text:p>
      <text:p text:style-name="P14"><text:s text:c="4"/>public String getIdEspectacle() {</text:p>
      <text:p text:style-name="P14"><text:s text:c="8"/>return idEspectacle;</text:p>
      <text:p text:style-name="P14"><text:s text:c="4"/>}</text:p>
      <text:p text:style-name="P14"/>
      <text:p text:style-name="P14"><text:s text:c="4"/>public void setIdEspectacle(String idEspectacle) {</text:p>
      <text:p text:style-name="P14"><text:s text:c="8"/>this.idEspectacle = idEspectacle;</text:p>
      <text:p text:style-name="P14"><text:s text:c="4"/>}</text:p>
      <text:p text:style-name="P14"><text:s text:c="4"/>public String getNomEspectacle() {</text:p>
      <text:p text:style-name="P14"><text:s text:c="8"/>return nomEspectacle;</text:p>
      <text:p text:style-name="P14"><text:s text:c="4"/>}</text:p>
      <text:p text:style-name="P14"><text:s text:c="4"/>public void setNomEspectacle(String nomEspectacle) {</text:p>
      <text:p text:style-name="P14"><text:s text:c="8"/>this.nomEspectacle = nomEspectacle;</text:p>
      <text:p text:style-name="P14"><text:s text:c="4"/>}</text:p>
      <text:p text:style-name="P14"><text:s text:c="4"/>public String getNomTeatre() {</text:p>
      <text:p text:style-name="P14"><text:s text:c="8"/>return nomTeatre;</text:p>
      <text:p text:style-name="P14"><text:s text:c="4"/>}</text:p>
      <text:p text:style-name="P14"><text:s text:c="4"/>public void setNomTeatre(String nomTeatre) {</text:p>
      <text:p text:style-name="P14"><text:s text:c="8"/>this.nomTeatre = nomTeatre;</text:p>
      <text:p text:style-name="P14"><text:s text:c="4"/>}</text:p>
      <text:p text:style-name="P14"><text:s text:c="4"/>public int getCapacitat() {</text:p>
      <text:p text:style-name="P14"><text:s text:c="8"/>return capacitat;</text:p>
      <text:p text:style-name="P14"><text:s text:c="4"/>}</text:p>
      <text:p text:style-name="P14"><text:s text:c="4"/>public void setCapacitat(int capacitat) {</text:p>
      <text:p text:style-name="P14"><text:s text:c="8"/>this.capacitat = capacitat;</text:p>
      <text:p text:style-name="P14"><text:s text:c="4"/>}</text:p>
      <text:p text:style-name="P14"><text:soft-page-break/><text:s text:c="4"/>public int getEntradesVenudes() {</text:p>
      <text:p text:style-name="P14"><text:s text:c="8"/>return entradesVenudes;</text:p>
      <text:p text:style-name="P14"><text:s text:c="4"/>}</text:p>
      <text:p text:style-name="P14"><text:s text:c="4"/>public void setEntradesVenudes(int entradesVenudes) {</text:p>
      <text:p text:style-name="P14"><text:s text:c="8"/>this.entradesVenudes = entradesVenudes;</text:p>
      <text:p text:style-name="P14"><text:s text:c="4"/>}</text:p>
      <text:p text:style-name="P14"><text:s text:c="4"/></text:p>
      <text:p text:style-name="P14"><text:s text:c="8"/>@Override</text:p>
      <text:p text:style-name="P14"><text:s text:c="4"/>public boolean equals(Object obj) {</text:p>
      <text:p text:style-name="P14"><text:s text:c="8"/>if (this == obj) {</text:p>
      <text:p text:style-name="P14"><text:s text:c="12"/>return true;</text:p>
      <text:p text:style-name="P14"><text:s text:c="8"/>}</text:p>
      <text:p text:style-name="P14"><text:s text:c="8"/>if (obj == null) {</text:p>
      <text:p text:style-name="P14"><text:s text:c="12"/>return false;</text:p>
      <text:p text:style-name="P14"><text:s text:c="8"/>}</text:p>
      <text:p text:style-name="P14"><text:s text:c="8"/>if (getClass() != obj.getClass()) {</text:p>
      <text:p text:style-name="P14"><text:s text:c="12"/>return false;</text:p>
      <text:p text:style-name="P14"><text:s text:c="8"/>}</text:p>
      <text:p text:style-name="P14"><text:s text:c="8"/>final Espectacle other = (Espectacle) obj;</text:p>
      <text:p text:style-name="P14"><text:s text:c="8"/>if ((this.idEspectacle == null) ? (other.idEspectacle != null) : !this.idEspectacle.equals(other.idEspectacle)) {</text:p>
      <text:p text:style-name="P14"><text:s text:c="12"/>return false;</text:p>
      <text:p text:style-name="P14"><text:s text:c="8"/>}</text:p>
      <text:p text:style-name="P14"><text:s text:c="8"/>return true;</text:p>
      <text:p text:style-name="P14"><text:s text:c="4"/>}</text:p>
      <text:p text:style-name="P14"><text:s text:c="4"/></text:p>
      <text:p text:style-name="P14"><text:s text:c="4"/>@Override</text:p>
      <text:p text:style-name="P14"><text:s text:c="4"/>public String toString() {</text:p>
      <text:p text:style-name="P14"><text:s text:c="8"/>return "Espectacle{" + "idEspectacle=" + idEspectacle + ", nomEspectacle=" + nomEspectacle + ", nomTeatre=" + nomTeatre + ", capacitat=" + capacitat + ", entradesVenudes=" + entradesVenudes + '}';</text:p>
      <text:p text:style-name="P14"><text:s text:c="4"/>} <text:s text:c="3"/></text:p>
      <text:p text:style-name="P14"><text:s text:c="4"/></text:p>
      <text:p text:style-name="P14">}</text:p>
      <text:p text:style-name="P14"/>
      <text:p text:style-name="P14"/>
      <text:p text:style-name="P73"><text:span text:style-name="T17">//Repositori:</text:span></text:p>
      <text:p text:style-name="P26">package cat.xtec.ioc.domain.repository;</text:p>
      <text:p text:style-name="P14">import cat.xtec.ioc.domain.Espectacle;</text:p>
      <text:p text:style-name="P14">import java.util.List;</text:p>
      <text:p text:style-name="P14">public interface EspectacleRepository {</text:p>
      <text:p text:style-name="P14"><text:s text:c="4"/></text:p>
      <text:p text:style-name="P14"><text:s text:c="4"/>List&lt;Espectacle&gt; getAll();</text:p>
      <text:p text:style-name="P14"><text:s text:c="4"/></text:p>
      <text:p text:style-name="P14">}</text:p>
      <text:p text:style-name="P26"/>
      <text:p text:style-name="P72">//Memori repositori:</text:p>
      <text:p text:style-name="P26">package cat.xtec.ioc.domain.repository.impl;</text:p>
      <text:p text:style-name="P14">import cat.xtec.ioc.domain.Espectacle;</text:p>
      <text:p text:style-name="P14">import cat.xtec.ioc.domain.repository.EspectacleRepository;</text:p>
      <text:p text:style-name="P14">import java.util.ArrayList;</text:p>
      <text:p text:style-name="P14">import java.util.HashMap;</text:p>
      <text:p text:style-name="P14">import java.util.List;</text:p>
      <text:p text:style-name="P14">import java.util.Map;</text:p>
      <text:p text:style-name="P14">public class InMemoryEspectacleRepository implements EspectacleRepository {</text:p>
      <text:p text:style-name="P14"><text:s text:c="4"/></text:p>
      <text:p text:style-name="P14"><text:s text:c="4"/>private final Map&lt;String, Espectacle&gt; shows = new HashMap();</text:p>
      <text:p text:style-name="P14"><text:s text:c="4"/></text:p>
      <text:p text:style-name="P14"><text:s text:c="8"/>public InMemoryEspectacleRepository() {</text:p>
      <text:p text:style-name="P14"><text:s text:c="8"/>Espectacle primer = new Espectacle("111","Espectacle_Catalunya","Teatre_Catalunya",300, 200);</text:p>
      <text:p text:style-name="P14"><text:s text:c="8"/>Espectacle segon = <text:s/>new Espectacle("222","Espectacle_Girona","Teatre_Girona",200, 100);</text:p>
      <text:p text:style-name="P14"><text:soft-page-break/><text:s text:c="8"/>Espectacle tercer = new Espectacle("333","Espectacle_Nacional","Teatre_Granollers",100, 80);</text:p>
      <text:p text:style-name="P14"><text:s text:c="8"/>Espectacle quart = new Espectacle("444","Espectacle_Nacional","Teatre_Catalunya",300, 200);</text:p>
      <text:p text:style-name="P14"><text:s text:c="8"/>Espectacle cinque = new Espectacle("555","Espectacle_Nacional","Teatre_Girona",300, 200); <text:s text:c="7"/></text:p>
      <text:p text:style-name="P14"><text:s text:c="29"/></text:p>
      <text:p text:style-name="P14"><text:s text:c="8"/>shows.put("111", primer);</text:p>
      <text:p text:style-name="P14"><text:s text:c="8"/>shows.put("222", segon);</text:p>
      <text:p text:style-name="P14"><text:s text:c="8"/>shows.put("333", tercer);</text:p>
      <text:p text:style-name="P14"><text:s text:c="8"/>shows.put("444", quart);</text:p>
      <text:p text:style-name="P14"><text:s text:c="8"/>shows.put("555", cinque); <text:s text:c="8"/></text:p>
      <text:p text:style-name="P14"><text:s text:c="4"/>}</text:p>
      <text:p text:style-name="P14"><text:s text:c="4"/></text:p>
      <text:p text:style-name="P14"><text:s text:c="4"/>public List&lt;Espectacle&gt; getAll() {</text:p>
      <text:p text:style-name="P14"><text:s text:c="8"/>return new ArrayList&lt;Espectacle&gt;(shows.values());</text:p>
      <text:p text:style-name="P14"><text:s text:c="4"/>}}</text:p>
      <text:p text:style-name="P14"/>
      <text:p text:style-name="P14"/>
      <text:p text:style-name="P69">//Aplication Config:</text:p>
      <text:p text:style-name="P14">package cat.xtec.ioc.service;</text:p>
      <text:p text:style-name="P14"/>
      <text:p text:style-name="P14">import javax.ws.rs.core.Application;</text:p>
      <text:p text:style-name="P14">@javax.ws.rs.ApplicationPath("rest")</text:p>
      <text:p text:style-name="P14">public class ApplicationConfig extends Application {</text:p>
      <text:p text:style-name="P14">}</text:p>
      <text:p text:style-name="P26">//Rest Service:</text:p>
      <text:p text:style-name="P26">package cat.xtec.ioc.service;</text:p>
      <text:p text:style-name="P14">import cat.xtec.ioc.domain.Espectacle;</text:p>
      <text:p text:style-name="P14">import cat.xtec.ioc.domain.repository.EspectacleRepository;</text:p>
      <text:p text:style-name="P14">import cat.xtec.ioc.domain.repository.impl.InMemoryEspectacleRepository;</text:p>
      <text:p text:style-name="P14">import java.net.URI;</text:p>
      <text:p text:style-name="P14">import java.util.List;</text:p>
      <text:p text:style-name="P14">import javax.inject.Singleton;</text:p>
      <text:p text:style-name="P14">import javax.ws.rs.BadRequestException;</text:p>
      <text:p text:style-name="P14">import javax.ws.rs.Consumes;</text:p>
      <text:p text:style-name="P14">import javax.ws.rs.GET;</text:p>
      <text:p text:style-name="P14">import javax.ws.rs.NotFoundException;</text:p>
      <text:p text:style-name="P14">import javax.ws.rs.POST;</text:p>
      <text:p text:style-name="P14">import javax.ws.rs.Path;</text:p>
      <text:p text:style-name="P14">import javax.ws.rs.PathParam;</text:p>
      <text:p text:style-name="P14">import javax.ws.rs.Produces;</text:p>
      <text:p text:style-name="P14">import javax.ws.rs.core.Context;</text:p>
      <text:p text:style-name="P14">import javax.ws.rs.core.MediaType;</text:p>
      <text:p text:style-name="P14">import javax.ws.rs.core.Response;</text:p>
      <text:p text:style-name="P14">import javax.ws.rs.core.UriInfo;</text:p>
      <text:p text:style-name="P14">@Path("/cartellera")</text:p>
      <text:p text:style-name="P14">@Singleton</text:p>
      <text:p text:style-name="P14">public class EspectacleRestService {</text:p>
      <text:p text:style-name="P14"><text:s text:c="4"/>@Context <text:s/>private UriInfo uriInfo;</text:p>
      <text:p text:style-name="P14"><text:s text:c="4"/></text:p>
      <text:p text:style-name="P14"><text:s text:c="4"/>private EspectacleRepository espectacleRepository = new InMemoryEspectacleRepository(); <text:s text:c="3"/></text:p>
      <text:p text:style-name="P14"><text:s text:c="4"/></text:p>
      <text:p text:style-name="P14"><text:s text:c="4"/>@GET</text:p>
      <text:p text:style-name="P14"><text:s text:c="4"/>@Produces(MediaType.APPLICATION_JSON)</text:p>
      <text:p text:style-name="P14"><text:s text:c="4"/>public List&lt;Espectacle&gt; getAll() {</text:p>
      <text:p text:style-name="P14"><text:s text:c="8"/>return this.espectacleRepository.getAll();</text:p>
      <text:p text:style-name="P14"><text:s text:c="4"/>}}</text:p>
      <text:p text:style-name="P48"/>
      <text:p text:style-name="P51"><text:span text:style-name="T6">8.</text:span><text:span text:style-name="T1">Escriviu com afegirieu un nou Espectacle al sistema utilitzant el servei REST i el verb POST</text:span><text:line-break/></text:p>
      <text:p text:style-name="P54"><text:bookmark text:name="yui_3_17_2_1_1636157519013_1053"/>//S'afegirieu un nou Espectacle al sistema utilitzant el servei REST i el verb POST</text:p>
      <text:p text:style-name="P32"><text:bookmark text:name="yui_3_17_2_1_1636157519013_474"/>// i de pass es fa un test</text:p>
      <text:p text:style-name="P2">package cat.xtec.ioc.test;</text:p>
      <text:p text:style-name="P2"/>
      <text:p text:style-name="P2">import cat.xtec.ioc.domain.Espectacle;</text:p>
      <text:p text:style-name="P2">import com.fasterxml.jackson.core.JsonProcessingException;</text:p>
      <text:p text:style-name="P2">import com.fasterxml.jackson.databind.ObjectMapper;</text:p>
      <text:p text:style-name="P2">import java.net.URI;</text:p>
      <text:p text:style-name="P2">import java.util.List;</text:p>
      <text:p text:style-name="P2">import javax.ws.rs.client.Client;</text:p>
      <text:p text:style-name="P2">import javax.ws.rs.client.ClientBuilder;</text:p>
      <text:p text:style-name="P2">import javax.ws.rs.client.Entity;</text:p>
      <text:p text:style-name="P2">import javax.ws.rs.client.Invocation;</text:p>
      <text:p text:style-name="P2">import javax.ws.rs.client.WebTarget;</text:p>
      <text:p text:style-name="P2">import javax.ws.rs.core.GenericType;</text:p>
      <text:p text:style-name="P2">import javax.ws.rs.core.MediaType;</text:p>
      <text:p text:style-name="P2">import javax.ws.rs.core.Response;</text:p>
      <text:p text:style-name="P2">import javax.ws.rs.core.UriBuilder;</text:p>
      <text:p text:style-name="P2">import static org.junit.Assert.assertTrue;</text:p>
      <text:p text:style-name="P2">import static org.junit.Assert.assertEquals;</text:p>
      <text:p text:style-name="P2">import org.junit.Test;</text:p>
      <text:p text:style-name="P2"/>
      <text:p text:style-name="P2">public class EspectacleRestServiceTest {</text:p>
      <text:p text:style-name="P2"/>
      <text:p text:style-name="P3"><text:s text:c="4"/>private static final URI uri = UriBuilder.fromUri("http://localhost:8080/consultaCartellera/rest/").port(8080).build();</text:p>
      <text:p text:style-name="P2"><text:s text:c="4"/>private static final Client client = ClientBuilder.newClient(); </text:p>
      <text:p text:style-name="P2">@Test</text:p>
      <text:p text:style-name="P13">    public void createEspectacleShouldReturnTheURLToGetTheEspectacle() {</text:p>
      <text:p text:style-name="P13">        <text:span text:style-name="T9">// Arrange  </text:span>  </text:p>
      <text:p text:style-name="P13">        Espectacle espectacle = new Espectacle("666","Espectacle_Sise","Teatre_Sise",6000, 666);        </text:p>
      <text:p text:style-name="P13">        URI uri = UriBuilder.fromUri("http://localhost:8080/consultaCartellera/rest/").port(8080).build();</text:p>
      <text:p text:style-name="P13">        WebTarget target = client.target(uri);</text:p>
      <text:p text:style-name="P13">        Invocation invocation = target.request(MediaType.APPLICATION_JSON).buildPost(Entity.entity(espectacle, MediaType.APPLICATION_JSON));</text:p>
      <text:p text:style-name="P13">        </text:p>
      <text:p text:style-name="P13"><text:soft-page-break/>       <text:span text:style-name="T9"> // Act</text:span></text:p>
      <text:p text:style-name="P13">        Response res = invocation.invoke();      </text:p>
      <text:p text:style-name="P13">        URI returnedUri = res.readEntity(URI.class);</text:p>
      <text:p text:style-name="P13">        </text:p>
      <text:p text:style-name="P13">        // Assert</text:p>
      <text:p text:style-name="P13">        URI expectedUri = UriBuilder.fromUri("http://localhost:8080/consultaCartellera/rest/").port(8080).path("666").build();</text:p>
      <text:p text:style-name="P13">        assertEquals(expectedUri, returnedUri);</text:p>
      <text:p text:style-name="P13">    }}</text:p>
      <text:p text:style-name="P13"/>
      <text:p text:style-name="P4">//domain:</text:p>
      <text:p text:style-name="P2"/>
      <text:p text:style-name="P13">package cat.xtec.ioc.domain;</text:p>
      <text:p text:style-name="P13">public class Espectacle {</text:p>
      <text:p text:style-name="P13"><text:s text:c="4"/></text:p>
      <text:p text:style-name="P13">private String idEspectacle;</text:p>
      <text:p text:style-name="P13">private String nomEspectacle;</text:p>
      <text:p text:style-name="P13">private String nomTeatre;</text:p>
      <text:p text:style-name="P13">private int capacitat;</text:p>
      <text:p text:style-name="P13">private int entradesVenudes;</text:p>
      <text:p text:style-name="P13">public Espectacle(){</text:p>
      <text:p text:style-name="P13">}</text:p>
      <text:p text:style-name="P13"><text:s text:c="4"/>public Espectacle(String idEspectacle,String nomEspectacle, String nomTeatre, int capacitat, int entradesVenudes) {</text:p>
      <text:p text:style-name="P13"><text:s text:c="8"/>this.idEspectacle=idEspectacle;</text:p>
      <text:p text:style-name="P13"><text:s text:c="8"/>this.nomEspectacle = nomEspectacle;</text:p>
      <text:p text:style-name="P13"><text:s text:c="8"/>this.nomTeatre = nomTeatre;</text:p>
      <text:p text:style-name="P13"><text:s text:c="8"/>this.capacitat = capacitat;</text:p>
      <text:p text:style-name="P13"><text:s text:c="8"/>this.entradesVenudes = entradesVenudes;</text:p>
      <text:p text:style-name="P13"><text:s text:c="4"/>}</text:p>
      <text:p text:style-name="P13"><text:s text:c="4"/>public String getIdEspectacle() {</text:p>
      <text:p text:style-name="P13"><text:s text:c="8"/>return idEspectacle;</text:p>
      <text:p text:style-name="P13"><text:s text:c="4"/>}</text:p>
      <text:p text:style-name="P13"/>
      <text:p text:style-name="P13"><text:s text:c="4"/>public void setIdEspectacle(String idEspectacle) {</text:p>
      <text:p text:style-name="P13"><text:s text:c="8"/>this.idEspectacle = idEspectacle;</text:p>
      <text:p text:style-name="P13"><text:s text:c="4"/>}</text:p>
      <text:p text:style-name="P13"><text:s text:c="4"/>public String getNomEspectacle() {</text:p>
      <text:p text:style-name="P13"><text:s text:c="8"/>return nomEspectacle;</text:p>
      <text:p text:style-name="P13"><text:s text:c="4"/>}</text:p>
      <text:p text:style-name="P13"><text:s text:c="4"/>public void setNomEspectacle(String nomEspectacle) {</text:p>
      <text:p text:style-name="P13"><text:s text:c="8"/>this.nomEspectacle = nomEspectacle;</text:p>
      <text:p text:style-name="P13"><text:s text:c="4"/>}</text:p>
      <text:p text:style-name="P13"><text:s text:c="4"/>public String getNomTeatre() {</text:p>
      <text:p text:style-name="P13"><text:s text:c="8"/>return nomTeatre;</text:p>
      <text:p text:style-name="P13"><text:s text:c="4"/>}</text:p>
      <text:p text:style-name="P13"><text:s text:c="4"/>public void setNomTeatre(String nomTeatre) {</text:p>
      <text:p text:style-name="P13"><text:s text:c="8"/>this.nomTeatre = nomTeatre;</text:p>
      <text:p text:style-name="P13"><text:s text:c="4"/>}</text:p>
      <text:p text:style-name="P13"><text:s text:c="4"/>public int getCapacitat() {</text:p>
      <text:p text:style-name="P13"><text:s text:c="8"/>return capacitat;</text:p>
      <text:p text:style-name="P13"><text:s text:c="4"/>}</text:p>
      <text:p text:style-name="P13"><text:s text:c="4"/>public void setCapacitat(int capacitat) {</text:p>
      <text:p text:style-name="P13"><text:s text:c="8"/>this.capacitat = capacitat;</text:p>
      <text:p text:style-name="P13"><text:s text:c="4"/>}</text:p>
      <text:p text:style-name="P13"><text:s text:c="4"/>public int getEntradesVenudes() {</text:p>
      <text:p text:style-name="P13"><text:s text:c="8"/>return entradesVenudes;</text:p>
      <text:p text:style-name="P13"><text:s text:c="4"/>}</text:p>
      <text:p text:style-name="P13"><text:s text:c="4"/>public void setEntradesVenudes(int entradesVenudes) {</text:p>
      <text:p text:style-name="P13"><text:s text:c="8"/>this.entradesVenudes = entradesVenudes;</text:p>
      <text:p text:style-name="P13"><text:s text:c="4"/>}</text:p>
      <text:p text:style-name="P13"><text:soft-page-break/><text:s text:c="4"/></text:p>
      <text:p text:style-name="P13"><text:s text:c="8"/>@Override</text:p>
      <text:p text:style-name="P13"><text:s text:c="4"/>public boolean equals(Object obj) {</text:p>
      <text:p text:style-name="P13"><text:s text:c="8"/>if (this == obj) {</text:p>
      <text:p text:style-name="P13"><text:s text:c="12"/>return true;</text:p>
      <text:p text:style-name="P13"><text:s text:c="8"/>}</text:p>
      <text:p text:style-name="P13"><text:s text:c="8"/>if (obj == null) {</text:p>
      <text:p text:style-name="P13"><text:s text:c="12"/>return false;</text:p>
      <text:p text:style-name="P13"><text:s text:c="8"/>}</text:p>
      <text:p text:style-name="P13"><text:s text:c="8"/>if (getClass() != obj.getClass()) {</text:p>
      <text:p text:style-name="P13"><text:s text:c="12"/>return false;</text:p>
      <text:p text:style-name="P13"><text:s text:c="8"/>}</text:p>
      <text:p text:style-name="P13"><text:s text:c="8"/>final Espectacle other = (Espectacle) obj;</text:p>
      <text:p text:style-name="P13"><text:s text:c="8"/>if ((this.idEspectacle == null) ? (other.idEspectacle != null) : !this.idEspectacle.equals(other.idEspectacle)) {</text:p>
      <text:p text:style-name="P13"><text:s text:c="12"/>return false;</text:p>
      <text:p text:style-name="P13"><text:s text:c="8"/>}</text:p>
      <text:p text:style-name="P13"><text:s text:c="8"/>return true;</text:p>
      <text:p text:style-name="P13"><text:s text:c="4"/>}</text:p>
      <text:p text:style-name="P13"><text:s text:c="4"/></text:p>
      <text:p text:style-name="P13"><text:s text:c="4"/>@Override</text:p>
      <text:p text:style-name="P13"><text:s text:c="4"/>public String toString() {</text:p>
      <text:p text:style-name="P13"><text:s text:c="8"/>return "Espectacle{" + "idEspectacle=" + idEspectacle + ", nomEspectacle=" + nomEspectacle + ", nomTeatre=" + nomTeatre + ", capacitat=" + capacitat + ", entradesVenudes=" + entradesVenudes + '}';</text:p>
      <text:p text:style-name="P13"><text:s text:c="4"/>} <text:s text:c="3"/></text:p>
      <text:p text:style-name="P13"><text:s text:c="4"/></text:p>
      <text:p text:style-name="P13">}</text:p>
      <text:p text:style-name="P13"/>
      <text:p text:style-name="P13"/>
      <text:p text:style-name="P70"><text:span text:style-name="T17">//Repositori:</text:span></text:p>
      <text:p text:style-name="P13">package cat.xtec.ioc.domain.repository;</text:p>
      <text:p text:style-name="P13">import cat.xtec.ioc.domain.Espectacle;</text:p>
      <text:p text:style-name="P13">import java.util.List;</text:p>
      <text:p text:style-name="P13">public interface EspectacleRepository {</text:p>
      <text:p text:style-name="P13"><text:s text:c="4"/></text:p>
      <text:p text:style-name="P13"><text:s text:c="4"/>List&lt;Espectacle&gt; getAll();</text:p>
      <text:p text:style-name="P13"><text:s text:c="4"/>void add(Espectacle espectacle);</text:p>
      <text:p text:style-name="P13"><text:s text:c="4"/></text:p>
      <text:p text:style-name="P13">}</text:p>
      <text:p text:style-name="P13"/>
      <text:p text:style-name="P15">//In memory repository:</text:p>
      <text:p text:style-name="P13">package cat.xtec.ioc.domain.repository.impl;</text:p>
      <text:p text:style-name="P13">import cat.xtec.ioc.domain.Espectacle;</text:p>
      <text:p text:style-name="P13">import cat.xtec.ioc.domain.repository.EspectacleRepository;</text:p>
      <text:p text:style-name="P13">import java.util.ArrayList;</text:p>
      <text:p text:style-name="P13">import java.util.HashMap;</text:p>
      <text:p text:style-name="P13">import java.util.List;</text:p>
      <text:p text:style-name="P13">import java.util.Map;</text:p>
      <text:p text:style-name="P13">public class InMemoryEspectacleRepository implements EspectacleRepository {</text:p>
      <text:p text:style-name="P13"><text:s text:c="4"/></text:p>
      <text:p text:style-name="P13"><text:s text:c="4"/>private final Map&lt;String, Espectacle&gt; shows = new HashMap();</text:p>
      <text:p text:style-name="P13"><text:s text:c="4"/></text:p>
      <text:p text:style-name="P13"><text:s text:c="8"/>public InMemoryEspectacleRepository() {</text:p>
      <text:p text:style-name="P13"><text:s text:c="8"/>Espectacle primer = new Espectacle("111","Espectacle_Catalunya","Teatre_Catalunya",300, 200);</text:p>
      <text:p text:style-name="P13"><text:s text:c="8"/>Espectacle segon = <text:s/>new Espectacle("222","Espectacle_Girona","Teatre_Girona",200, 100);</text:p>
      <text:p text:style-name="P13"><text:s text:c="8"/>Espectacle tercer = new Espectacle("333","Espectacle_Nacional","Teatre_Granollers",100, 80);</text:p>
      <text:p text:style-name="P13"><text:s text:c="8"/>Espectacle quart = new Espectacle("444","Espectacle_Nacional","Teatre_Catalunya",300, 200);</text:p>
      <text:p text:style-name="P13"><text:s text:c="8"/>Espectacle cinque = new Espectacle("555","Espectacle_Nacional","Teatre_Girona",300, 200); <text:s text:c="7"/></text:p>
      <text:p text:style-name="P13"><text:soft-page-break/><text:s text:c="29"/></text:p>
      <text:p text:style-name="P13"><text:s text:c="8"/>shows.put("111", primer);</text:p>
      <text:p text:style-name="P13"><text:s text:c="8"/>shows.put("222", segon);</text:p>
      <text:p text:style-name="P13"><text:s text:c="8"/>shows.put("333", tercer);</text:p>
      <text:p text:style-name="P13"><text:s text:c="8"/>shows.put("444", quart);</text:p>
      <text:p text:style-name="P13"><text:s text:c="8"/>shows.put("555", cinque); <text:s text:c="8"/></text:p>
      <text:p text:style-name="P13"><text:s text:c="4"/>}</text:p>
      <text:p text:style-name="P13"><text:s text:c="4"/></text:p>
      <text:p text:style-name="P13"><text:s text:c="4"/>public List&lt;Espectacle&gt; getAll() {</text:p>
      <text:p text:style-name="P13"><text:s text:c="8"/>return new ArrayList&lt;Espectacle&gt;(shows.values());</text:p>
      <text:p text:style-name="P13"><text:s text:c="4"/>} <text:s text:c="3"/></text:p>
      <text:p text:style-name="P13"><text:s text:c="4"/></text:p>
      <text:p text:style-name="P13"><text:s text:c="4"/>public void add(Espectacle espectacle) {</text:p>
      <text:p text:style-name="P13"><text:s text:c="8"/>this.shows.put(espectacle.getIdEspectacle(), espectacle);</text:p>
      <text:p text:style-name="P13"><text:s text:c="4"/>}</text:p>
      <text:p text:style-name="P13">}</text:p>
      <text:p text:style-name="P27"/>
      <text:p text:style-name="P27"/>
      <text:p text:style-name="P4">//Application Config:</text:p>
      <text:p text:style-name="P2">package cat.xtec.ioc.service;</text:p>
      <text:p text:style-name="P2">import javax.ws.rs.core.Application;</text:p>
      <text:p text:style-name="P2">@javax.ws.rs.ApplicationPath("rest")</text:p>
      <text:p text:style-name="P2">public class ApplicationConfig extends Application {</text:p>
      <text:p text:style-name="P2">}</text:p>
      <text:p text:style-name="P2"/>
      <text:p text:style-name="P32">//Espectacle rest service:</text:p>
      <text:p text:style-name="P13">package cat.xtec.ioc.service;</text:p>
      <text:p text:style-name="P13">import cat.xtec.ioc.domain.Espectacle;</text:p>
      <text:p text:style-name="P13">import cat.xtec.ioc.domain.repository.EspectacleRepository;</text:p>
      <text:p text:style-name="P13">import cat.xtec.ioc.domain.repository.impl.InMemoryEspectacleRepository;</text:p>
      <text:p text:style-name="P13">import java.net.URI;</text:p>
      <text:p text:style-name="P13">import java.util.List;</text:p>
      <text:p text:style-name="P13">import javax.inject.Singleton;</text:p>
      <text:p text:style-name="P13">import javax.ws.rs.BadRequestException;</text:p>
      <text:p text:style-name="P13">import javax.ws.rs.Consumes;</text:p>
      <text:p text:style-name="P13">import javax.ws.rs.GET;</text:p>
      <text:p text:style-name="P13">import javax.ws.rs.NotFoundException;</text:p>
      <text:p text:style-name="P13">import javax.ws.rs.POST;</text:p>
      <text:p text:style-name="P13">import javax.ws.rs.Path;</text:p>
      <text:p text:style-name="P13">import javax.ws.rs.PathParam;</text:p>
      <text:p text:style-name="P13">import javax.ws.rs.Produces;</text:p>
      <text:p text:style-name="P13">import javax.ws.rs.core.Context;</text:p>
      <text:p text:style-name="P13">import javax.ws.rs.core.MediaType;</text:p>
      <text:p text:style-name="P13">import javax.ws.rs.core.Response;</text:p>
      <text:p text:style-name="P13">import javax.ws.rs.core.UriInfo;</text:p>
      <text:p text:style-name="P13">@Path("/cartellera")</text:p>
      <text:p text:style-name="P13">@Singleton</text:p>
      <text:p text:style-name="P13">public class EspectacleRestService {</text:p>
      <text:p text:style-name="P13">    @Context  private UriInfo uriInfo;</text:p>
      <text:p text:style-name="P13">    </text:p>
      <text:p text:style-name="P13">    private EspectacleRepository espectacleRepository = new InMemoryEspectacleRepository();    </text:p>
      <text:p text:style-name="P13">    </text:p>
      <text:p text:style-name="P13">    @GET</text:p>
      <text:p text:style-name="P13">    @Produces(MediaType.APPLICATION_JSON)</text:p>
      <text:p text:style-name="P13">    public List&lt;Espectacle&gt; getAll() {</text:p>
      <text:p text:style-name="P13">        return this.espectacleRepository.getAll();</text:p>
      <text:p text:style-name="P13">    }</text:p>
      <text:p text:style-name="P13">    @POST</text:p>
      <text:p text:style-name="P13"><text:soft-page-break/>    @Consumes(MediaType.APPLICATION_JSON)</text:p>
      <text:p text:style-name="P13">    public Response create(Espectacle espectacle) {</text:p>
      <text:p text:style-name="P13">        if(espectacle == null) {</text:p>
      <text:p text:style-name="P13">            throw new BadRequestException();</text:p>
      <text:p text:style-name="P13">        }</text:p>
      <text:p text:style-name="P13">        this.espectacleRepository.add(espectacle);</text:p>
      <text:p text:style-name="P13">        </text:p>
      <text:p text:style-name="P13">        URI bookUri = uriInfo.getAbsolutePathBuilder().path(espectacle.getIdEspectacle()).build(); </text:p>
      <text:p text:style-name="P13">        return Response.ok(bookUri).build();</text:p>
      <text:p text:style-name="P13">    }    </text:p>
      <text:p text:style-name="P13">    </text:p>
      <text:p text:style-name="P13">}</text:p>
      <text:p text:style-name="P33"><text:line-break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" svg:font-family="Arial"/>
    <style:font-face style:name="Arial Black" svg:font-family="'Arial Black'"/>
    <style:font-face style:name="Calibri" svg:font-family="Calibri"/>
    <style:font-face style:name="Lato" svg:font-family="Lato, sans-serif"/>
    <style:font-face style:name="SFMono-Regular" svg:font-family="SFMono-Regular, Menlo, Monaco, Consolas, 'Liberation Mono', 'Courier New', monospace"/>
    <style:font-face style:name="Symbol" svg:font-family="Symbol"/>
    <style:font-face style:name="Times" svg:font-family="Times"/>
    <style:font-face style:name="monospace" svg:font-family="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1-11-05T21:46:43.422951000</meta:creation-date>
    <dc:date>2021-11-06T01:23:19.487480000</dc:date>
    <meta:editing-duration>PT48M38S</meta:editing-duration>
    <meta:editing-cycles>7</meta:editing-cycles>
    <meta:generator>LibreOffice/6.3.1.2$MacOSX_X86_64 LibreOffice_project/b79626edf0065ac373bd1df5c28bd630b4424273</meta:generator>
    <meta:document-statistic meta:table-count="0" meta:image-count="0" meta:object-count="0" meta:page-count="24" meta:paragraph-count="1041" meta:word-count="2939" meta:character-count="37153" meta:non-whitespace-character-count="30866"/>
  </office:meta>
</office:document-meta>
</file>